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8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29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1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3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3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4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ext-properties fo:color="#000000"/>
    </style:style>
    <style:style style:name="ce47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9434970" table:style-name="ce5">
            <text:p>9.434.970</text:p>
          </table:table-cell>
          <table:table-cell office:value-type="float" office:value="2019500" table:style-name="ce5">
            <text:p>2.019.500</text:p>
          </table:table-cell>
          <table:table-cell office:value-type="float" office:value="1528900" table:style-name="ce5">
            <text:p>1.528.900</text:p>
          </table:table-cell>
          <table:table-cell office:value-type="float" office:value="333500" table:style-name="ce5">
            <text:p>333.500</text:p>
          </table:table-cell>
          <table:table-cell office:value-type="float" office:value="13316870" table:style-name="ce6">
            <text:p>13.316.870</text:p>
          </table:table-cell>
          <table:table-cell office:value-type="float" office:value="12663662" table:style-name="ce6">
            <text:p>12.663.662</text:p>
          </table:table-cell>
          <table:table-cell office:value-type="percentage" office:value="0.95094883407287145" table:style-name="ce7">
            <text:p>95,1%</text:p>
          </table:table-cell>
          <table:table-cell office:value-type="float" office:value="6781839" table:style-name="ce5">
            <text:p>6.781.839</text:p>
          </table:table-cell>
          <table:table-cell office:value-type="float" office:value="6581390" table:style-name="ce5">
            <text:p>6.581.390</text:p>
          </table:table-cell>
          <table:table-cell office:value-type="date" office:date-value="2021-09-29T00:00:00" table:style-name="ce8">
            <text:p>2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531845" table:style-name="ce5">
            <text:p>1.531.845</text:p>
          </table:table-cell>
          <table:table-cell office:value-type="float" office:value="275200" table:style-name="ce5">
            <text:p>275.200</text:p>
          </table:table-cell>
          <table:table-cell office:value-type="float" office:value="265100" table:style-name="ce5">
            <text:p>265.100</text:p>
          </table:table-cell>
          <table:table-cell office:value-type="float" office:value="64700" table:style-name="ce5">
            <text:p>64.700</text:p>
          </table:table-cell>
          <table:table-cell office:value-type="float" office:value="2136845" table:style-name="ce6">
            <text:p>2.136.845</text:p>
          </table:table-cell>
          <table:table-cell office:value-type="float" office:value="1967012" table:style-name="ce6">
            <text:p>1.967.012</text:p>
          </table:table-cell>
          <table:table-cell office:value-type="percentage" office:value="0.92052161013082368" table:style-name="ce7">
            <text:p>92,1%</text:p>
          </table:table-cell>
          <table:table-cell office:value-type="float" office:value="1058944" table:style-name="ce5">
            <text:p>1.058.944</text:p>
          </table:table-cell>
          <table:table-cell office:value-type="float" office:value="1033148" table:style-name="ce5">
            <text:p>1.033.148</text:p>
          </table:table-cell>
          <table:table-cell office:value-type="date" office:date-value="2021-09-29T00:00:00" table:style-name="ce8">
            <text:p>2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1215365" table:style-name="ce5">
            <text:p>1.215.365</text:p>
          </table:table-cell>
          <table:table-cell office:value-type="float" office:value="162000" table:style-name="ce5">
            <text:p>162.000</text:p>
          </table:table-cell>
          <table:table-cell office:value-type="float" office:value="220900" table:style-name="ce5">
            <text:p>220.900</text:p>
          </table:table-cell>
          <table:table-cell office:value-type="float" office:value="43000" table:style-name="ce5">
            <text:p>43.000</text:p>
          </table:table-cell>
          <table:table-cell office:value-type="float" office:value="1641265" table:style-name="ce6">
            <text:p>1.641.265</text:p>
          </table:table-cell>
          <table:table-cell office:value-type="float" office:value="1655499" table:style-name="ce6">
            <text:p>1.655.499</text:p>
          </table:table-cell>
          <table:table-cell office:value-type="percentage" office:value="1.0086725787730806" table:style-name="ce7">
            <text:p>100,9%</text:p>
          </table:table-cell>
          <table:table-cell office:value-type="float" office:value="870903" table:style-name="ce5">
            <text:p>870.903</text:p>
          </table:table-cell>
          <table:table-cell office:value-type="float" office:value="857362" table:style-name="ce5">
            <text:p>857.362</text:p>
          </table:table-cell>
          <table:table-cell office:value-type="date" office:date-value="2021-09-29T00:00:00" table:style-name="ce8">
            <text:p>2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1272150" table:style-name="ce5">
            <text:p>1.272.150</text:p>
          </table:table-cell>
          <table:table-cell office:value-type="float" office:value="305100" table:style-name="ce5">
            <text:p>305.100</text:p>
          </table:table-cell>
          <table:table-cell office:value-type="float" office:value="256400" table:style-name="ce5">
            <text:p>256.400</text:p>
          </table:table-cell>
          <table:table-cell office:value-type="float" office:value="57600" table:style-name="ce5">
            <text:p>57.600</text:p>
          </table:table-cell>
          <table:table-cell office:value-type="float" office:value="1891250" table:style-name="ce6">
            <text:p>1.891.250</text:p>
          </table:table-cell>
          <table:table-cell office:value-type="float" office:value="1578890" table:style-name="ce6">
            <text:p>1.578.890</text:p>
          </table:table-cell>
          <table:table-cell office:value-type="percentage" office:value="0.83483939193654988" table:style-name="ce7">
            <text:p>83,5%</text:p>
          </table:table-cell>
          <table:table-cell office:value-type="float" office:value="846587" table:style-name="ce5">
            <text:p>846.587</text:p>
          </table:table-cell>
          <table:table-cell office:value-type="float" office:value="824886" table:style-name="ce5">
            <text:p>824.886</text:p>
          </table:table-cell>
          <table:table-cell office:value-type="date" office:date-value="2021-09-29T00:00:00" table:style-name="ce8">
            <text:p>2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2358690" table:style-name="ce5">
            <text:p>2.358.690</text:p>
          </table:table-cell>
          <table:table-cell office:value-type="float" office:value="574700" table:style-name="ce5">
            <text:p>574.700</text:p>
          </table:table-cell>
          <table:table-cell office:value-type="float" office:value="455800" table:style-name="ce5">
            <text:p>455.800</text:p>
          </table:table-cell>
          <table:table-cell office:value-type="float" office:value="133650" table:style-name="ce5">
            <text:p>133.650</text:p>
          </table:table-cell>
          <table:table-cell office:value-type="float" office:value="3522840" table:style-name="ce6">
            <text:p>3.522.840</text:p>
          </table:table-cell>
          <table:table-cell office:value-type="float" office:value="3106081" table:style-name="ce6">
            <text:p>3.106.081</text:p>
          </table:table-cell>
          <table:table-cell office:value-type="percentage" office:value="0.88169800501867812" table:style-name="ce7">
            <text:p>88,2%</text:p>
          </table:table-cell>
          <table:table-cell office:value-type="float" office:value="1661518" table:style-name="ce5">
            <text:p>1.661.518</text:p>
          </table:table-cell>
          <table:table-cell office:value-type="float" office:value="1612483" table:style-name="ce5">
            <text:p>1.612.483</text:p>
          </table:table-cell>
          <table:table-cell office:value-type="date" office:date-value="2021-09-29T00:00:00" table:style-name="ce8">
            <text:p>2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727305" table:style-name="ce5">
            <text:p>727.305</text:p>
          </table:table-cell>
          <table:table-cell office:value-type="float" office:value="114900" table:style-name="ce5">
            <text:p>114.900</text:p>
          </table:table-cell>
          <table:table-cell office:value-type="float" office:value="125200" table:style-name="ce5">
            <text:p>125.200</text:p>
          </table:table-cell>
          <table:table-cell office:value-type="float" office:value="24950" table:style-name="ce5">
            <text:p>24.950</text:p>
          </table:table-cell>
          <table:table-cell office:value-type="float" office:value="992355" table:style-name="ce6">
            <text:p>992.355</text:p>
          </table:table-cell>
          <table:table-cell office:value-type="float" office:value="902509" table:style-name="ce6">
            <text:p>902.509</text:p>
          </table:table-cell>
          <table:table-cell office:value-type="percentage" office:value="0.90946183573418782" table:style-name="ce7">
            <text:p>90,9%</text:p>
          </table:table-cell>
          <table:table-cell office:value-type="float" office:value="478824" table:style-name="ce5">
            <text:p>478.824</text:p>
          </table:table-cell>
          <table:table-cell office:value-type="float" office:value="467004" table:style-name="ce5">
            <text:p>467.004</text:p>
          </table:table-cell>
          <table:table-cell office:value-type="date" office:date-value="2021-09-29T00:00:00" table:style-name="ce8">
            <text:p>2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890785" table:style-name="ce5">
            <text:p>2.890.785</text:p>
          </table:table-cell>
          <table:table-cell office:value-type="float" office:value="412400" table:style-name="ce5">
            <text:p>412.400</text:p>
          </table:table-cell>
          <table:table-cell office:value-type="float" office:value="481200" table:style-name="ce5">
            <text:p>481.200</text:p>
          </table:table-cell>
          <table:table-cell office:value-type="float" office:value="102200" table:style-name="ce5">
            <text:p>102.200</text:p>
          </table:table-cell>
          <table:table-cell office:value-type="float" office:value="3886585" table:style-name="ce6">
            <text:p>3.886.585</text:p>
          </table:table-cell>
          <table:table-cell office:value-type="float" office:value="3710526" table:style-name="ce6">
            <text:p>3.710.526</text:p>
          </table:table-cell>
          <table:table-cell office:value-type="percentage" office:value="0.95470084920309217" table:style-name="ce7">
            <text:p>95,5%</text:p>
          </table:table-cell>
          <table:table-cell office:value-type="float" office:value="1989976" table:style-name="ce5">
            <text:p>1.989.976</text:p>
          </table:table-cell>
          <table:table-cell office:value-type="float" office:value="1942456" table:style-name="ce5">
            <text:p>1.942.456</text:p>
          </table:table-cell>
          <table:table-cell office:value-type="date" office:date-value="2021-09-29T00:00:00" table:style-name="ce8">
            <text:p>2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2309445" table:style-name="ce5">
            <text:p>2.309.445</text:p>
          </table:table-cell>
          <table:table-cell office:value-type="float" office:value="446800" table:style-name="ce5">
            <text:p>446.800</text:p>
          </table:table-cell>
          <table:table-cell office:value-type="float" office:value="411700" table:style-name="ce5">
            <text:p>411.700</text:p>
          </table:table-cell>
          <table:table-cell office:value-type="float" office:value="99375" table:style-name="ce5">
            <text:p>99.375</text:p>
          </table:table-cell>
          <table:table-cell office:value-type="float" office:value="3267320" table:style-name="ce6">
            <text:p>3.267.320</text:p>
          </table:table-cell>
          <table:table-cell office:value-type="float" office:value="2977641" table:style-name="ce6">
            <text:p>2.977.641</text:p>
          </table:table-cell>
          <table:table-cell office:value-type="percentage" office:value="0.91134048700463988" table:style-name="ce7">
            <text:p>91,1%</text:p>
          </table:table-cell>
          <table:table-cell office:value-type="float" office:value="1606483" table:style-name="ce5">
            <text:p>1.606.483</text:p>
          </table:table-cell>
          <table:table-cell office:value-type="float" office:value="1536673" table:style-name="ce5">
            <text:p>1.536.673</text:p>
          </table:table-cell>
          <table:table-cell office:value-type="date" office:date-value="2021-09-29T00:00:00" table:style-name="ce8">
            <text:p>2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8368460" table:style-name="ce5">
            <text:p>8.368.460</text:p>
          </table:table-cell>
          <table:table-cell office:value-type="float" office:value="1604900" table:style-name="ce5">
            <text:p>1.604.900</text:p>
          </table:table-cell>
          <table:table-cell office:value-type="float" office:value="1514300" table:style-name="ce5">
            <text:p>1.514.300</text:p>
          </table:table-cell>
          <table:table-cell office:value-type="float" office:value="375750" table:style-name="ce5">
            <text:p>375.750</text:p>
          </table:table-cell>
          <table:table-cell office:value-type="float" office:value="11863410" table:style-name="ce6">
            <text:p>11.863.410</text:p>
          </table:table-cell>
          <table:table-cell office:value-type="float" office:value="10912051" table:style-name="ce6">
            <text:p>10.912.051</text:p>
          </table:table-cell>
          <table:table-cell office:value-type="percentage" office:value="0.91980728980959103" table:style-name="ce7">
            <text:p>92,0%</text:p>
          </table:table-cell>
          <table:table-cell office:value-type="float" office:value="5891007" table:style-name="ce5">
            <text:p>5.891.007</text:p>
          </table:table-cell>
          <table:table-cell office:value-type="float" office:value="5703845" table:style-name="ce5">
            <text:p>5.703.845</text:p>
          </table:table-cell>
          <table:table-cell office:value-type="date" office:date-value="2021-09-29T00:00:00" table:style-name="ce8">
            <text:p>2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5797540" table:style-name="ce5">
            <text:p>5.797.540</text:p>
          </table:table-cell>
          <table:table-cell office:value-type="float" office:value="1213650" table:style-name="ce5">
            <text:p>1.213.650</text:p>
          </table:table-cell>
          <table:table-cell office:value-type="float" office:value="863900" table:style-name="ce5">
            <text:p>863.900</text:p>
          </table:table-cell>
          <table:table-cell office:value-type="float" office:value="213450" table:style-name="ce5">
            <text:p>213.450</text:p>
          </table:table-cell>
          <table:table-cell office:value-type="float" office:value="8088540" table:style-name="ce6">
            <text:p>8.088.540</text:p>
          </table:table-cell>
          <table:table-cell office:value-type="float" office:value="7562286" table:style-name="ce6">
            <text:p>7.562.286</text:p>
          </table:table-cell>
          <table:table-cell office:value-type="percentage" office:value="0.93493832014183031" table:style-name="ce7">
            <text:p>93,5%</text:p>
          </table:table-cell>
          <table:table-cell office:value-type="float" office:value="4051864" table:style-name="ce5">
            <text:p>4.051.864</text:p>
          </table:table-cell>
          <table:table-cell office:value-type="float" office:value="3963647" table:style-name="ce5">
            <text:p>3.963.647</text:p>
          </table:table-cell>
          <table:table-cell office:value-type="date" office:date-value="2021-09-29T00:00:00" table:style-name="ce8">
            <text:p>2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1226825" table:style-name="ce5">
            <text:p>1.226.825</text:p>
          </table:table-cell>
          <table:table-cell office:value-type="float" office:value="218200" table:style-name="ce5">
            <text:p>218.200</text:p>
          </table:table-cell>
          <table:table-cell office:value-type="float" office:value="186000" table:style-name="ce5">
            <text:p>186.000</text:p>
          </table:table-cell>
          <table:table-cell office:value-type="float" office:value="51750" table:style-name="ce5">
            <text:p>51.750</text:p>
          </table:table-cell>
          <table:table-cell office:value-type="float" office:value="1682775" table:style-name="ce6">
            <text:p>1.682.775</text:p>
          </table:table-cell>
          <table:table-cell office:value-type="float" office:value="1678533" table:style-name="ce6">
            <text:p>1.678.533</text:p>
          </table:table-cell>
          <table:table-cell office:value-type="percentage" office:value="0.99747916388108926" table:style-name="ce7">
            <text:p>99,7%</text:p>
          </table:table-cell>
          <table:table-cell office:value-type="float" office:value="892603" table:style-name="ce5">
            <text:p>892.603</text:p>
          </table:table-cell>
          <table:table-cell office:value-type="float" office:value="873684" table:style-name="ce5">
            <text:p>873.684</text:p>
          </table:table-cell>
          <table:table-cell office:value-type="date" office:date-value="2021-09-29T00:00:00" table:style-name="ce8">
            <text:p>2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3139819" table:style-name="ce5">
            <text:p>3.139.819</text:p>
          </table:table-cell>
          <table:table-cell office:value-type="float" office:value="507400" table:style-name="ce5">
            <text:p>507.400</text:p>
          </table:table-cell>
          <table:table-cell office:value-type="float" office:value="573400" table:style-name="ce5">
            <text:p>573.400</text:p>
          </table:table-cell>
          <table:table-cell office:value-type="float" office:value="122700" table:style-name="ce5">
            <text:p>122.700</text:p>
          </table:table-cell>
          <table:table-cell office:value-type="float" office:value="4343319" table:style-name="ce6">
            <text:p>4.343.319</text:p>
          </table:table-cell>
          <table:table-cell office:value-type="float" office:value="4344995" table:style-name="ce6">
            <text:p>4.344.995</text:p>
          </table:table-cell>
          <table:table-cell office:value-type="percentage" office:value="1.0003858800147998" table:style-name="ce7">
            <text:p>100,0%</text:p>
          </table:table-cell>
          <table:table-cell office:value-type="float" office:value="2299991" table:style-name="ce5">
            <text:p>2.299.991</text:p>
          </table:table-cell>
          <table:table-cell office:value-type="float" office:value="2253468" table:style-name="ce5">
            <text:p>2.253.468</text:p>
          </table:table-cell>
          <table:table-cell office:value-type="date" office:date-value="2021-09-29T00:00:00" table:style-name="ce8">
            <text:p>2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374465" table:style-name="ce5">
            <text:p>374.465</text:p>
          </table:table-cell>
          <table:table-cell office:value-type="float" office:value="67600" table:style-name="ce5">
            <text:p>67.600</text:p>
          </table:table-cell>
          <table:table-cell office:value-type="float" office:value="53300" table:style-name="ce5">
            <text:p>53.300</text:p>
          </table:table-cell>
          <table:table-cell office:value-type="float" office:value="15200" table:style-name="ce5">
            <text:p>15.200</text:p>
          </table:table-cell>
          <table:table-cell office:value-type="float" office:value="510565" table:style-name="ce6">
            <text:p>510.565</text:p>
          </table:table-cell>
          <table:table-cell office:value-type="float" office:value="472803" table:style-name="ce6">
            <text:p>472.803</text:p>
          </table:table-cell>
          <table:table-cell office:value-type="percentage" office:value="0.92603880015277196" table:style-name="ce7">
            <text:p>92,6%</text:p>
          </table:table-cell>
          <table:table-cell office:value-type="float" office:value="257033" table:style-name="ce5">
            <text:p>257.033</text:p>
          </table:table-cell>
          <table:table-cell office:value-type="float" office:value="250821" table:style-name="ce5">
            <text:p>250.821</text:p>
          </table:table-cell>
          <table:table-cell office:value-type="date" office:date-value="2021-09-29T00:00:00" table:style-name="ce8">
            <text:p>2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7637679" table:style-name="ce5">
            <text:p>7.637.679</text:p>
          </table:table-cell>
          <table:table-cell office:value-type="float" office:value="1645800" table:style-name="ce5">
            <text:p>1.645.800</text:p>
          </table:table-cell>
          <table:table-cell office:value-type="float" office:value="1220900" table:style-name="ce5">
            <text:p>1.220.900</text:p>
          </table:table-cell>
          <table:table-cell office:value-type="float" office:value="321450" table:style-name="ce5">
            <text:p>321.450</text:p>
          </table:table-cell>
          <table:table-cell office:value-type="float" office:value="10825829" table:style-name="ce6">
            <text:p>10.825.829</text:p>
          </table:table-cell>
          <table:table-cell office:value-type="float" office:value="9678924" table:style-name="ce6">
            <text:p>9.678.924</text:p>
          </table:table-cell>
          <table:table-cell office:value-type="percentage" office:value="0.89405845963389963" table:style-name="ce7">
            <text:p>89,4%</text:p>
          </table:table-cell>
          <table:table-cell office:value-type="float" office:value="5281007" table:style-name="ce5">
            <text:p>5.281.007</text:p>
          </table:table-cell>
          <table:table-cell office:value-type="float" office:value="5108167" table:style-name="ce5">
            <text:p>5.108.167</text:p>
          </table:table-cell>
          <table:table-cell office:value-type="date" office:date-value="2021-09-29T00:00:00" table:style-name="ce8">
            <text:p>2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687865" table:style-name="ce5">
            <text:p>1.687.865</text:p>
          </table:table-cell>
          <table:table-cell office:value-type="float" office:value="398000" table:style-name="ce5">
            <text:p>398.000</text:p>
          </table:table-cell>
          <table:table-cell office:value-type="float" office:value="253100" table:style-name="ce5">
            <text:p>253.100</text:p>
          </table:table-cell>
          <table:table-cell office:value-type="float" office:value="68300" table:style-name="ce5">
            <text:p>68.300</text:p>
          </table:table-cell>
          <table:table-cell office:value-type="float" office:value="2407265" table:style-name="ce6">
            <text:p>2.407.265</text:p>
          </table:table-cell>
          <table:table-cell office:value-type="float" office:value="2193415" table:style-name="ce6">
            <text:p>2.193.415</text:p>
          </table:table-cell>
          <table:table-cell office:value-type="percentage" office:value="0.91116474505299583" table:style-name="ce7">
            <text:p>91,1%</text:p>
          </table:table-cell>
          <table:table-cell office:value-type="float" office:value="1178847" table:style-name="ce5">
            <text:p>1.178.847</text:p>
          </table:table-cell>
          <table:table-cell office:value-type="float" office:value="1138142" table:style-name="ce5">
            <text:p>1.138.142</text:p>
          </table:table-cell>
          <table:table-cell office:value-type="date" office:date-value="2021-09-29T00:00:00" table:style-name="ce8">
            <text:p>2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734325" table:style-name="ce5">
            <text:p>734.325</text:p>
          </table:table-cell>
          <table:table-cell office:value-type="float" office:value="151500" table:style-name="ce5">
            <text:p>151.500</text:p>
          </table:table-cell>
          <table:table-cell office:value-type="float" office:value="136600" table:style-name="ce5">
            <text:p>136.600</text:p>
          </table:table-cell>
          <table:table-cell office:value-type="float" office:value="23750" table:style-name="ce5">
            <text:p>23.750</text:p>
          </table:table-cell>
          <table:table-cell office:value-type="float" office:value="1046175" table:style-name="ce6">
            <text:p>1.046.175</text:p>
          </table:table-cell>
          <table:table-cell office:value-type="float" office:value="966158" table:style-name="ce6">
            <text:p>966.158</text:p>
          </table:table-cell>
          <table:table-cell office:value-type="percentage" office:value="0.92351470834229454" table:style-name="ce7">
            <text:p>92,4%</text:p>
          </table:table-cell>
          <table:table-cell office:value-type="float" office:value="522585" table:style-name="ce5">
            <text:p>522.585</text:p>
          </table:table-cell>
          <table:table-cell office:value-type="float" office:value="510090" table:style-name="ce5">
            <text:p>510.090</text:p>
          </table:table-cell>
          <table:table-cell office:value-type="date" office:date-value="2021-09-29T00:00:00" table:style-name="ce8">
            <text:p>2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2556270" table:style-name="ce5">
            <text:p>2.556.270</text:p>
          </table:table-cell>
          <table:table-cell office:value-type="float" office:value="526100" table:style-name="ce5">
            <text:p>526.100</text:p>
          </table:table-cell>
          <table:table-cell office:value-type="float" office:value="444200" table:style-name="ce5">
            <text:p>444.200</text:p>
          </table:table-cell>
          <table:table-cell office:value-type="float" office:value="101300" table:style-name="ce5">
            <text:p>101.300</text:p>
          </table:table-cell>
          <table:table-cell office:value-type="float" office:value="3627870" table:style-name="ce6">
            <text:p>3.627.870</text:p>
          </table:table-cell>
          <table:table-cell office:value-type="float" office:value="3323162" table:style-name="ce6">
            <text:p>3.323.162</text:p>
          </table:table-cell>
          <table:table-cell office:value-type="percentage" office:value="0.91600911829806475" table:style-name="ce7">
            <text:p>91,6%</text:p>
          </table:table-cell>
          <table:table-cell office:value-type="float" office:value="1795509" table:style-name="ce5">
            <text:p>1.795.509</text:p>
          </table:table-cell>
          <table:table-cell office:value-type="float" office:value="1754575" table:style-name="ce5">
            <text:p>1.754.575</text:p>
          </table:table-cell>
          <table:table-cell office:value-type="date" office:date-value="2021-09-29T00:00:00" table:style-name="ce8">
            <text:p>2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95580" table:style-name="ce5">
            <text:p>95.580</text:p>
          </table:table-cell>
          <table:table-cell office:value-type="float" office:value="22400" table:style-name="ce5">
            <text:p>22.4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140230" table:style-name="ce6">
            <text:p>140.230</text:p>
          </table:table-cell>
          <table:table-cell office:value-type="float" office:value="110850" table:style-name="ce6">
            <text:p>110.850</text:p>
          </table:table-cell>
          <table:table-cell office:value-type="percentage" office:value="0.79048705697782218" table:style-name="ce7">
            <text:p>79,0%</text:p>
          </table:table-cell>
          <table:table-cell office:value-type="float" office:value="61040" table:style-name="ce5">
            <text:p>61.040</text:p>
          </table:table-cell>
          <table:table-cell office:value-type="float" office:value="57520" table:style-name="ce5">
            <text:p>57.520</text:p>
          </table:table-cell>
          <table:table-cell office:value-type="date" office:date-value="2021-09-29T00:00:00" table:style-name="ce8">
            <text:p>2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96750" table:style-name="ce5">
            <text:p>96.750</text:p>
          </table:table-cell>
          <table:table-cell office:value-type="float" office:value="23500" table:style-name="ce5">
            <text:p>23.500</text:p>
          </table:table-cell>
          <table:table-cell office:value-type="float" office:value="15100" table:style-name="ce5">
            <text:p>15.100</text:p>
          </table:table-cell>
          <table:table-cell office:value-type="float" office:value="5750" table:style-name="ce5">
            <text:p>5.750</text:p>
          </table:table-cell>
          <table:table-cell office:value-type="float" office:value="141100" table:style-name="ce6">
            <text:p>141.100</text:p>
          </table:table-cell>
          <table:table-cell office:value-type="float" office:value="100339" table:style-name="ce6">
            <text:p>100.339</text:p>
          </table:table-cell>
          <table:table-cell office:value-type="percentage" office:value="0.71111977321048903" table:style-name="ce7">
            <text:p>71,1%</text:p>
          </table:table-cell>
          <table:table-cell office:value-type="float" office:value="56462" table:style-name="ce5">
            <text:p>56.462</text:p>
          </table:table-cell>
          <table:table-cell office:value-type="float" office:value="53573" table:style-name="ce5">
            <text:p>53.573</text:p>
          </table:table-cell>
          <table:table-cell office:value-type="date" office:date-value="2021-09-29T00:00:00" table:style-name="ce8">
            <text:p>2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8138" table:style-name="ce5">
            <text:p>48.138</text:p>
          </table:table-cell>
          <table:table-cell office:value-type="float" office:value="58300" table:style-name="ce5">
            <text:p>58.300</text:p>
          </table:table-cell>
          <table:table-cell office:value-type="float" office:value="103800" table:style-name="ce5">
            <text:p>103.800</text:p>
          </table:table-cell>
          <table:table-cell office:value-type="float" office:value="2000" table:style-name="ce5">
            <text:p>2.000</text:p>
          </table:table-cell>
          <table:table-cell office:value-type="float" office:value="212238" table:style-name="ce6">
            <text:p>212.238</text:p>
          </table:table-cell>
          <table:table-cell office:value-type="float" office:value="172312" table:style-name="ce6">
            <text:p>172.312</text:p>
          </table:table-cell>
          <table:table-cell office:value-type="percentage" office:value="0.81188100151716469" table:style-name="ce7">
            <text:p>81,2%</text:p>
          </table:table-cell>
          <table:table-cell office:value-type="float" office:value="92453" table:style-name="ce5">
            <text:p>92.453</text:p>
          </table:table-cell>
          <table:table-cell office:value-type="float" office:value="86329" table:style-name="ce5">
            <text:p>86.329</text:p>
          </table:table-cell>
          <table:table-cell office:value-type="date" office:date-value="2021-09-29T00:00:00" table:style-name="ce8">
            <text:p>2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4780" table:style-name="ce5">
            <text:p>4.780</text:p>
          </table:table-cell>
          <table:table-cell office:value-type="float" office:value="0" table:style-name="ce5">
            <text:p>0</text:p>
          </table:table-cell>
          <table:table-cell office:value-type="float" office:value="3935" table:style-name="ce5">
            <text:p>3.935</text:p>
          </table:table-cell>
          <table:table-cell office:value-type="float" office:value="8715" table:style-name="ce6">
            <text:p>8.715</text:p>
          </table:table-cell>
          <table:table-cell office:value-type="float" office:value="6173" table:style-name="ce6">
            <text:p>6.173</text:p>
          </table:table-cell>
          <table:table-cell office:value-type="percentage" office:value="0.70831899024670109" table:style-name="ce7">
            <text:p>70,8%</text:p>
          </table:table-cell>
          <table:table-cell office:value-type="float" office:value="4610" table:style-name="ce5">
            <text:p>4.610</text:p>
          </table:table-cell>
          <table:table-cell office:value-type="float" office:value="4312" table:style-name="ce5">
            <text:p>4.312</text:p>
          </table:table-cell>
          <table:table-cell office:value-type="date" office:date-value="2021-09-29T00:00:00" table:style-name="ce8">
            <text:p>29/09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53504271" table:style-name="ce11">
            <text:p>53.504.271</text:p>
          </table:table-cell>
          <table:table-cell office:value-type="float" office:value="10752730" table:style-name="ce12">
            <text:p>10.752.730</text:p>
          </table:table-cell>
          <table:table-cell office:value-type="float" office:value="9127900" table:style-name="ce13">
            <text:p>9.127.900</text:p>
          </table:table-cell>
          <table:table-cell office:value-type="float" office:value="2168460" table:style-name="ce14">
            <text:p>2.168.460</text:p>
          </table:table-cell>
          <table:table-cell office:value-type="float" office:value="75553361" table:style-name="ce15">
            <text:p>75.553.361</text:p>
          </table:table-cell>
          <table:table-cell office:value-type="float" office:value="70083821" table:style-name="ce15">
            <text:p>70.083.821</text:p>
          </table:table-cell>
          <table:table-cell office:value-type="percentage" office:value="0.92760692671236689" table:style-name="ce16">
            <text:p>92,8%</text:p>
          </table:table-cell>
          <table:table-cell office:value-type="float" office:value="37680085" table:style-name="ce15">
            <text:p>37.680.085</text:p>
          </table:table-cell>
          <table:table-cell office:value-type="float" office:value="36613575" table:style-name="ce15">
            <text:p>36.613.575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467216" table:style-name="ce23">
            <text:p>4.467.216</text:p>
          </table:table-cell>
          <table:table-cell office:value-type="percentage" office:value="0.96480416847815176" table:style-name="ce24">
            <text:p>96,5%</text:p>
          </table:table-cell>
          <table:table-cell office:value-type="float" office:value="4404238" table:style-name="ce23">
            <text:p>4.404.238</text:p>
          </table:table-cell>
          <table:table-cell office:value-type="percentage" office:value="0.95120253450244585" table:style-name="ce24">
            <text:p>95,1%</text:p>
          </table:table-cell>
          <table:table-cell office:value-type="date" office:date-value="2021-09-29T00:00:00" table:style-name="ce25">
            <text:p>2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23">
            <text:p>787.338</text:p>
          </table:table-cell>
          <table:table-cell office:value-type="float" office:value="746768" table:style-name="ce23">
            <text:p>746.768</text:p>
          </table:table-cell>
          <table:table-cell office:value-type="percentage" office:value="0.94847193962440524" table:style-name="ce24">
            <text:p>94,8%</text:p>
          </table:table-cell>
          <table:table-cell office:value-type="float" office:value="736835" table:style-name="ce23">
            <text:p>736.835</text:p>
          </table:table-cell>
          <table:table-cell office:value-type="percentage" office:value="0.93585601101432925" table:style-name="ce24">
            <text:p>93,6%</text:p>
          </table:table-cell>
          <table:table-cell office:value-type="date" office:date-value="2021-09-29T00:00:00" table:style-name="ce25">
            <text:p>2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23">
            <text:p>676.365</text:p>
          </table:table-cell>
          <table:table-cell office:value-type="float" office:value="654468" table:style-name="ce23">
            <text:p>654.468</text:p>
          </table:table-cell>
          <table:table-cell office:value-type="percentage" office:value="0.96762546849703934" table:style-name="ce24">
            <text:p>96,8%</text:p>
          </table:table-cell>
          <table:table-cell office:value-type="float" office:value="649535" table:style-name="ce23">
            <text:p>649.535</text:p>
          </table:table-cell>
          <table:table-cell office:value-type="percentage" office:value="0.96033206922297876" table:style-name="ce24">
            <text:p>96,0%</text:p>
          </table:table-cell>
          <table:table-cell office:value-type="date" office:date-value="2021-09-29T00:00:00" table:style-name="ce25">
            <text:p>2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23">
            <text:p>619.258</text:p>
          </table:table-cell>
          <table:table-cell office:value-type="float" office:value="555977" table:style-name="ce23">
            <text:p>555.977</text:p>
          </table:table-cell>
          <table:table-cell office:value-type="percentage" office:value="0.89781157449722082" table:style-name="ce24">
            <text:p>89,8%</text:p>
          </table:table-cell>
          <table:table-cell office:value-type="float" office:value="548113" table:style-name="ce23">
            <text:p>548.113</text:p>
          </table:table-cell>
          <table:table-cell office:value-type="percentage" office:value="0.88511250561155452" table:style-name="ce24">
            <text:p>88,5%</text:p>
          </table:table-cell>
          <table:table-cell office:value-type="date" office:date-value="2021-09-29T00:00:00" table:style-name="ce25">
            <text:p>2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23">
            <text:p>1.218.295</text:p>
          </table:table-cell>
          <table:table-cell office:value-type="float" office:value="1104342" table:style-name="ce23">
            <text:p>1.104.342</text:p>
          </table:table-cell>
          <table:table-cell office:value-type="percentage" office:value="0.90646518289905154" table:style-name="ce24">
            <text:p>90,6%</text:p>
          </table:table-cell>
          <table:table-cell office:value-type="float" office:value="1088715" table:style-name="ce23">
            <text:p>1.088.715</text:p>
          </table:table-cell>
          <table:table-cell office:value-type="percentage" office:value="0.89363824032767103" table:style-name="ce24">
            <text:p>89,4%</text:p>
          </table:table-cell>
          <table:table-cell office:value-type="date" office:date-value="2021-09-29T00:00:00" table:style-name="ce25">
            <text:p>2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23">
            <text:p>359.186</text:p>
          </table:table-cell>
          <table:table-cell office:value-type="float" office:value="346413" table:style-name="ce23">
            <text:p>346.413</text:p>
          </table:table-cell>
          <table:table-cell office:value-type="percentage" office:value="0.96443903715623658" table:style-name="ce24">
            <text:p>96,4%</text:p>
          </table:table-cell>
          <table:table-cell office:value-type="float" office:value="343193" table:style-name="ce23">
            <text:p>343.193</text:p>
          </table:table-cell>
          <table:table-cell office:value-type="percentage" office:value="0.95547432249586561" table:style-name="ce24">
            <text:p>95,5%</text:p>
          </table:table-cell>
          <table:table-cell office:value-type="date" office:date-value="2021-09-29T00:00:00" table:style-name="ce25">
            <text:p>2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23">
            <text:p>1.532.122</text:p>
          </table:table-cell>
          <table:table-cell office:value-type="float" office:value="1470704" table:style-name="ce23">
            <text:p>1.470.704</text:p>
          </table:table-cell>
          <table:table-cell office:value-type="percentage" office:value="0.95991311396873091" table:style-name="ce24">
            <text:p>96,0%</text:p>
          </table:table-cell>
          <table:table-cell office:value-type="float" office:value="1453287" table:style-name="ce23">
            <text:p>1.453.287</text:p>
          </table:table-cell>
          <table:table-cell office:value-type="percentage" office:value="0.94854522028924593" table:style-name="ce24">
            <text:p>94,9%</text:p>
          </table:table-cell>
          <table:table-cell office:value-type="date" office:date-value="2021-09-29T00:00:00" table:style-name="ce25">
            <text:p>2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23">
            <text:p>1.150.822</text:p>
          </table:table-cell>
          <table:table-cell office:value-type="float" office:value="1089376" table:style-name="ce23">
            <text:p>1.089.376</text:p>
          </table:table-cell>
          <table:table-cell office:value-type="percentage" office:value="0.94660686013996953" table:style-name="ce24">
            <text:p>94,7%</text:p>
          </table:table-cell>
          <table:table-cell office:value-type="float" office:value="1057892" table:style-name="ce23">
            <text:p>1.057.892</text:p>
          </table:table-cell>
          <table:table-cell office:value-type="percentage" office:value="0.91924902374129103" table:style-name="ce24">
            <text:p>91,9%</text:p>
          </table:table-cell>
          <table:table-cell office:value-type="date" office:date-value="2021-09-29T00:00:00" table:style-name="ce25">
            <text:p>2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23">
            <text:p>4.328.607</text:p>
          </table:table-cell>
          <table:table-cell office:value-type="float" office:value="4012759" table:style-name="ce23">
            <text:p>4.012.759</text:p>
          </table:table-cell>
          <table:table-cell office:value-type="percentage" office:value="0.92703241481612908" table:style-name="ce24">
            <text:p>92,7%</text:p>
          </table:table-cell>
          <table:table-cell office:value-type="float" office:value="3952145" table:style-name="ce23">
            <text:p>3.952.145</text:p>
          </table:table-cell>
          <table:table-cell office:value-type="percentage" office:value="0.91302929556783508" table:style-name="ce24">
            <text:p>91,3%</text:p>
          </table:table-cell>
          <table:table-cell office:value-type="date" office:date-value="2021-09-29T00:00:00" table:style-name="ce25">
            <text:p>2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23">
            <text:p>2.899.043</text:p>
          </table:table-cell>
          <table:table-cell office:value-type="float" office:value="2765090" table:style-name="ce23">
            <text:p>2.765.090</text:p>
          </table:table-cell>
          <table:table-cell office:value-type="percentage" office:value="0.95379406238541475" table:style-name="ce24">
            <text:p>95,4%</text:p>
          </table:table-cell>
          <table:table-cell office:value-type="float" office:value="2734006" table:style-name="ce23">
            <text:p>2.734.006</text:p>
          </table:table-cell>
          <table:table-cell office:value-type="percentage" office:value="0.94307190338328895" table:style-name="ce24">
            <text:p>94,3%</text:p>
          </table:table-cell>
          <table:table-cell office:value-type="date" office:date-value="2021-09-29T00:00:00" table:style-name="ce25">
            <text:p>2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23">
            <text:p>621.888</text:p>
          </table:table-cell>
          <table:table-cell office:value-type="float" office:value="614077" table:style-name="ce23">
            <text:p>614.077</text:p>
          </table:table-cell>
          <table:table-cell office:value-type="percentage" office:value="0.98743986055366884" table:style-name="ce24">
            <text:p>98,7%</text:p>
          </table:table-cell>
          <table:table-cell office:value-type="float" office:value="607635" table:style-name="ce23">
            <text:p>607.635</text:p>
          </table:table-cell>
          <table:table-cell office:value-type="percentage" office:value="0.97708108212411238" table:style-name="ce24">
            <text:p>97,7%</text:p>
          </table:table-cell>
          <table:table-cell office:value-type="date" office:date-value="2021-09-29T00:00:00" table:style-name="ce25">
            <text:p>2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23">
            <text:p>1.720.101</text:p>
          </table:table-cell>
          <table:table-cell office:value-type="float" office:value="1675469" table:style-name="ce23">
            <text:p>1.675.469</text:p>
          </table:table-cell>
          <table:table-cell office:value-type="percentage" office:value="0.97405268644108689" table:style-name="ce24">
            <text:p>97,4%</text:p>
          </table:table-cell>
          <table:table-cell office:value-type="float" office:value="1659383" table:style-name="ce23">
            <text:p>1.659.383</text:p>
          </table:table-cell>
          <table:table-cell office:value-type="percentage" office:value="0.96470091000470326" table:style-name="ce24">
            <text:p>96,5%</text:p>
          </table:table-cell>
          <table:table-cell office:value-type="date" office:date-value="2021-09-29T00:00:00" table:style-name="ce25">
            <text:p>2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23">
            <text:p>188.661</text:p>
          </table:table-cell>
          <table:table-cell office:value-type="float" office:value="182496" table:style-name="ce23">
            <text:p>182.496</text:p>
          </table:table-cell>
          <table:table-cell office:value-type="percentage" office:value="0.96732234007028484" table:style-name="ce24">
            <text:p>96,7%</text:p>
          </table:table-cell>
          <table:table-cell office:value-type="float" office:value="180078" table:style-name="ce23">
            <text:p>180.078</text:p>
          </table:table-cell>
          <table:table-cell office:value-type="percentage" office:value="0.95450570070125784" table:style-name="ce24">
            <text:p>95,5%</text:p>
          </table:table-cell>
          <table:table-cell office:value-type="date" office:date-value="2021-09-29T00:00:00" table:style-name="ce25">
            <text:p>2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23">
            <text:p>3.732.280</text:p>
          </table:table-cell>
          <table:table-cell office:value-type="float" office:value="3529473" table:style-name="ce23">
            <text:p>3.529.473</text:p>
          </table:table-cell>
          <table:table-cell office:value-type="percentage" office:value="0.9456613651708875" table:style-name="ce24">
            <text:p>94,6%</text:p>
          </table:table-cell>
          <table:table-cell office:value-type="float" office:value="3475659" table:style-name="ce23">
            <text:p>3.475.659</text:p>
          </table:table-cell>
          <table:table-cell office:value-type="percentage" office:value="0.93124283279925413" table:style-name="ce24">
            <text:p>93,1%</text:p>
          </table:table-cell>
          <table:table-cell office:value-type="date" office:date-value="2021-09-29T00:00:00" table:style-name="ce25">
            <text:p>2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23">
            <text:p>786.992</text:p>
          </table:table-cell>
          <table:table-cell office:value-type="float" office:value="761468" table:style-name="ce23">
            <text:p>761.468</text:p>
          </table:table-cell>
          <table:table-cell office:value-type="percentage" office:value="0.96756764998881817" table:style-name="ce24">
            <text:p>96,8%</text:p>
          </table:table-cell>
          <table:table-cell office:value-type="float" office:value="745891" table:style-name="ce23">
            <text:p>745.891</text:p>
          </table:table-cell>
          <table:table-cell office:value-type="percentage" office:value="0.94777456441742736" table:style-name="ce24">
            <text:p>94,8%</text:p>
          </table:table-cell>
          <table:table-cell office:value-type="date" office:date-value="2021-09-29T00:00:00" table:style-name="ce25">
            <text:p>29/09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23">
            <text:p>375.498</text:p>
          </table:table-cell>
          <table:table-cell office:value-type="float" office:value="356701" table:style-name="ce23">
            <text:p>356.701</text:p>
          </table:table-cell>
          <table:table-cell office:value-type="percentage" office:value="0.94994114482633729" table:style-name="ce24">
            <text:p>95,0%</text:p>
          </table:table-cell>
          <table:table-cell office:value-type="float" office:value="352774" table:style-name="ce23">
            <text:p>352.774</text:p>
          </table:table-cell>
          <table:table-cell office:value-type="percentage" office:value="0.93948303319857895" table:style-name="ce24">
            <text:p>93,9%</text:p>
          </table:table-cell>
          <table:table-cell office:value-type="date" office:date-value="2021-09-29T00:00:00" table:style-name="ce25">
            <text:p>29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23">
            <text:p>1.353.260</text:p>
          </table:table-cell>
          <table:table-cell office:value-type="float" office:value="1297702" table:style-name="ce23">
            <text:p>1.297.702</text:p>
          </table:table-cell>
          <table:table-cell office:value-type="percentage" office:value="0.95894506598879747" table:style-name="ce24">
            <text:p>95,9%</text:p>
          </table:table-cell>
          <table:table-cell office:value-type="float" office:value="1279336" table:style-name="ce23">
            <text:p>1.279.336</text:p>
          </table:table-cell>
          <table:table-cell office:value-type="percentage" office:value="0.9453733946174423" table:style-name="ce24">
            <text:p>94,5%</text:p>
          </table:table-cell>
          <table:table-cell office:value-type="date" office:date-value="2021-09-29T00:00:00" table:style-name="ce25">
            <text:p>29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23">
            <text:p>38.978</text:p>
          </table:table-cell>
          <table:table-cell office:value-type="float" office:value="35383" table:style-name="ce23">
            <text:p>35.383</text:p>
          </table:table-cell>
          <table:table-cell office:value-type="percentage" office:value="0.90776848478628969" table:style-name="ce24">
            <text:p>90,8%</text:p>
          </table:table-cell>
          <table:table-cell office:value-type="float" office:value="34589" table:style-name="ce23">
            <text:p>34.589</text:p>
          </table:table-cell>
          <table:table-cell office:value-type="percentage" office:value="0.88739801939555651" table:style-name="ce24">
            <text:p>88,7%</text:p>
          </table:table-cell>
          <table:table-cell office:value-type="date" office:date-value="2021-09-29T00:00:00" table:style-name="ce25">
            <text:p>29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23">
            <text:p>37.225</text:p>
          </table:table-cell>
          <table:table-cell office:value-type="float" office:value="32070" table:style-name="ce23">
            <text:p>32.070</text:p>
          </table:table-cell>
          <table:table-cell office:value-type="percentage" office:value="0.86151779717931498" table:style-name="ce24">
            <text:p>86,2%</text:p>
          </table:table-cell>
          <table:table-cell office:value-type="float" office:value="31290" table:style-name="ce23">
            <text:p>31.290</text:p>
          </table:table-cell>
          <table:table-cell office:value-type="percentage" office:value="0.84056413700470112" table:style-name="ce24">
            <text:p>84,1%</text:p>
          </table:table-cell>
          <table:table-cell office:value-type="date" office:date-value="2021-09-29T00:00:00" table:style-name="ce25">
            <text:p>29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23">
            <text:p>-</text:p>
          </table:table-cell>
          <table:table-cell office:value-type="float" office:value="35049" table:style-name="ce23">
            <text:p>35.049</text:p>
          </table:table-cell>
          <table:table-cell office:value-type="string" table:style-name="ce24">
            <text:p>-</text:p>
          </table:table-cell>
          <table:table-cell office:value-type="float" office:value="32960" table:style-name="ce23">
            <text:p>32.960</text:p>
          </table:table-cell>
          <table:table-cell office:value-type="string" table:style-name="ce24">
            <text:p>-</text:p>
          </table:table-cell>
          <table:table-cell office:value-type="date" office:date-value="2021-09-29T00:00:00" table:style-name="ce25">
            <text:p>29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23">
            <text:p>-</text:p>
          </table:table-cell>
          <table:table-cell office:value-type="float" office:value="2039" table:style-name="ce23">
            <text:p>2.039</text:p>
          </table:table-cell>
          <table:table-cell office:value-type="string" table:style-name="ce24">
            <text:p>-</text:p>
          </table:table-cell>
          <table:table-cell office:value-type="float" office:value="1947" table:style-name="ce23">
            <text:p>1.947</text:p>
          </table:table-cell>
          <table:table-cell office:value-type="string" table:style-name="ce24">
            <text:p>-</text:p>
          </table:table-cell>
          <table:table-cell office:value-type="date" office:date-value="2021-09-29T00:00:00" table:style-name="ce25">
            <text:p>29/09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5735040" table:style-name="ce15">
            <text:p>25.735.040</text:p>
          </table:table-cell>
          <table:table-cell office:value-type="percentage" office:value="0.95117337318928985" table:style-name="ce16">
            <text:p>95,1%</text:p>
          </table:table-cell>
          <table:table-cell office:value-type="float" office:value="25369501" table:style-name="ce15">
            <text:p>25.369.501</text:p>
          </table:table-cell>
          <table:table-cell office:value-type="percentage" office:value="0.93766296233847168" table:style-name="ce16">
            <text:p>93,8%</text:p>
          </table:table-cell>
          <table:table-cell table:style-name="ce26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42"/>
        <table:table-column table:style-name="co4" table:default-cell-style-name="ce46"/>
        <table:table-column table:style-name="co4" table:default-cell-style-name="ce21"/>
        <table:table-column table:style-name="co4" table:default-cell-style-name="ce46"/>
        <table:table-column table:style-name="co4" table:number-columns-repeated="2" table:default-cell-style-name="ce21"/>
        <table:table-column table:style-name="co4" table:default-cell-style-name="ce46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7"/>
          <table:table-cell office:value-type="string" table:style-name="ce28">
            <text:p>Personas con al menos 1 dosis ≥80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70-7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60-6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50-5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40-4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30-3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20-2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con al menos 1 dosis 12-19 años</text:p>
          </table:table-cell>
          <table:table-cell office:value-type="string" table:style-name="ce29">
            <text:p>%</text:p>
          </table:table-cell>
          <table:table-cell office:value-type="string" table:style-name="ce30">
            <text:p>Total Personas con al menos 1 dosis</text:p>
          </table:table-cell>
          <table:table-cell office:value-type="string" table:style-name="ce30">
            <text:p>Total Población INE Población a Vacunar (1)</text:p>
          </table:table-cell>
          <table:table-cell office:value-type="string" table:style-name="ce31">
            <text:p>% Con al menos 1 dosis sobre Población a Vacunar INE</text:p>
          </table:table-cell>
          <table:table-cell office:value-type="string" table:style-name="ce31">
            <text:p>% Con al menos 1 dosis sobre Total Población INE</text:p>
          </table:table-cell>
          <table:table-cell table:number-columns-repeated="16363" table:style-name="ce32"/>
        </table:table-row>
        <table:table-row table:style-name="ro5">
          <table:table-cell office:value-type="string" table:style-name="ce33">
            <text:p>Andalucía</text:p>
          </table:table-cell>
          <table:table-cell office:value-type="float" office:value="433885" table:style-name="ce34">
            <text:p>433.885</text:p>
          </table:table-cell>
          <table:table-cell office:value-type="percentage" office:value="1" table:style-name="ce35">
            <text:p>100,0%</text:p>
          </table:table-cell>
          <table:table-cell office:value-type="float" office:value="653688" table:style-name="ce34">
            <text:p>653.688</text:p>
          </table:table-cell>
          <table:table-cell office:value-type="percentage" office:value="1" table:style-name="ce35">
            <text:p>100,0%</text:p>
          </table:table-cell>
          <table:table-cell office:value-type="float" office:value="926880" table:style-name="ce34">
            <text:p>926.880</text:p>
          </table:table-cell>
          <table:table-cell office:value-type="percentage" office:value="1" table:style-name="ce35">
            <text:p>100,0%</text:p>
          </table:table-cell>
          <table:table-cell office:value-type="float" office:value="1210618" table:style-name="ce34">
            <text:p>1.210.618</text:p>
          </table:table-cell>
          <table:table-cell office:value-type="percentage" office:value="0.95699438981645368" table:style-name="ce35">
            <text:p>95,7%</text:p>
          </table:table-cell>
          <table:table-cell office:value-type="float" office:value="1242145" table:style-name="ce34">
            <text:p>1.242.145</text:p>
          </table:table-cell>
          <table:table-cell office:value-type="percentage" office:value="0.89678178113859219" table:style-name="ce35">
            <text:p>89,7%</text:p>
          </table:table-cell>
          <table:table-cell office:value-type="float" office:value="916892" table:style-name="ce34">
            <text:p>916.892</text:p>
          </table:table-cell>
          <table:table-cell office:value-type="percentage" office:value="0.8041381596660987" table:style-name="ce35">
            <text:p>80,4%</text:p>
          </table:table-cell>
          <table:table-cell office:value-type="float" office:value="749805" table:style-name="ce34">
            <text:p>749.805</text:p>
          </table:table-cell>
          <table:table-cell office:value-type="percentage" office:value="0.807394860618173" table:style-name="ce35">
            <text:p>80,7%</text:p>
          </table:table-cell>
          <table:table-cell office:value-type="float" office:value="647926" table:style-name="ce34">
            <text:p>647.926</text:p>
          </table:table-cell>
          <table:table-cell office:value-type="percentage" office:value="0.86056578036862452" table:style-name="ce35">
            <text:p>86,1%</text:p>
          </table:table-cell>
          <table:table-cell office:value-type="float" office:value="6781839" table:style-name="ce34">
            <text:p>6.781.839</text:p>
          </table:table-cell>
          <table:table-cell office:value-type="float" office:value="7451975" table:style-name="ce34">
            <text:p>7.451.975</text:p>
          </table:table-cell>
          <table:table-cell office:value-type="percentage" office:value="0.91007269884829189" table:style-name="ce35">
            <text:p>91,0%</text:p>
          </table:table-cell>
          <table:table-cell office:value-type="percentage" office:value="0.80121806467100898" table:style-name="ce35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ragón</text:p>
          </table:table-cell>
          <table:table-cell office:value-type="float" office:value="101194" table:style-name="ce37">
            <text:p>101.194</text:p>
          </table:table-cell>
          <table:table-cell office:value-type="percentage" office:value="1" table:style-name="ce38">
            <text:p>100,0%</text:p>
          </table:table-cell>
          <table:table-cell office:value-type="float" office:value="119182" table:style-name="ce37">
            <text:p>119.182</text:p>
          </table:table-cell>
          <table:table-cell office:value-type="percentage" office:value="1" table:style-name="ce38">
            <text:p>100,0%</text:p>
          </table:table-cell>
          <table:table-cell office:value-type="float" office:value="154245" table:style-name="ce37">
            <text:p>154.245</text:p>
          </table:table-cell>
          <table:table-cell office:value-type="percentage" office:value="0.98642936169396356" table:style-name="ce38">
            <text:p>98,6%</text:p>
          </table:table-cell>
          <table:table-cell office:value-type="float" office:value="185438" table:style-name="ce37">
            <text:p>185.438</text:p>
          </table:table-cell>
          <table:table-cell office:value-type="percentage" office:value="0.9352990427002108" table:style-name="ce38">
            <text:p>93,5%</text:p>
          </table:table-cell>
          <table:table-cell office:value-type="float" office:value="186709" table:style-name="ce37">
            <text:p>186.709</text:p>
          </table:table-cell>
          <table:table-cell office:value-type="percentage" office:value="0.86864424521849981" table:style-name="ce38">
            <text:p>86,9%</text:p>
          </table:table-cell>
          <table:table-cell office:value-type="float" office:value="123902" table:style-name="ce37">
            <text:p>123.902</text:p>
          </table:table-cell>
          <table:table-cell office:value-type="percentage" office:value="0.75418477533082551" table:style-name="ce38">
            <text:p>75,4%</text:p>
          </table:table-cell>
          <table:table-cell office:value-type="float" office:value="101858" table:style-name="ce37">
            <text:p>101.858</text:p>
          </table:table-cell>
          <table:table-cell office:value-type="percentage" office:value="0.78111364176655085" table:style-name="ce38">
            <text:p>78,1%</text:p>
          </table:table-cell>
          <table:table-cell office:value-type="float" office:value="86416" table:style-name="ce37">
            <text:p>86.416</text:p>
          </table:table-cell>
          <table:table-cell office:value-type="percentage" office:value="0.83810336634047466" table:style-name="ce38">
            <text:p>83,8%</text:p>
          </table:table-cell>
          <table:table-cell office:value-type="float" office:value="1058944" table:style-name="ce37">
            <text:p>1.058.944</text:p>
          </table:table-cell>
          <table:table-cell office:value-type="float" office:value="1185134" table:style-name="ce37">
            <text:p>1.185.134</text:p>
          </table:table-cell>
          <table:table-cell office:value-type="percentage" office:value="0.8935225890068127" table:style-name="ce38">
            <text:p>89,4%</text:p>
          </table:table-cell>
          <table:table-cell office:value-type="percentage" office:value="0.7965632383550062" table:style-name="ce38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sturias<text:s/></text:p>
          </table:table-cell>
          <table:table-cell office:value-type="float" office:value="88894" table:style-name="ce37">
            <text:p>88.894</text:p>
          </table:table-cell>
          <table:table-cell office:value-type="percentage" office:value="1" table:style-name="ce38">
            <text:p>100,0%</text:p>
          </table:table-cell>
          <table:table-cell office:value-type="float" office:value="114292" table:style-name="ce37">
            <text:p>114.292</text:p>
          </table:table-cell>
          <table:table-cell office:value-type="percentage" office:value="1" table:style-name="ce38">
            <text:p>100,0%</text:p>
          </table:table-cell>
          <table:table-cell office:value-type="float" office:value="148037" table:style-name="ce37">
            <text:p>148.037</text:p>
          </table:table-cell>
          <table:table-cell office:value-type="percentage" office:value="0.98920829658140219" table:style-name="ce38">
            <text:p>98,9%</text:p>
          </table:table-cell>
          <table:table-cell office:value-type="float" office:value="152969" table:style-name="ce37">
            <text:p>152.969</text:p>
          </table:table-cell>
          <table:table-cell office:value-type="percentage" office:value="0.94050846936579668" table:style-name="ce38">
            <text:p>94,1%</text:p>
          </table:table-cell>
          <table:table-cell office:value-type="float" office:value="150276" table:style-name="ce37">
            <text:p>150.276</text:p>
          </table:table-cell>
          <table:table-cell office:value-type="percentage" office:value="0.89989400753324988" table:style-name="ce38">
            <text:p>90,0%</text:p>
          </table:table-cell>
          <table:table-cell office:value-type="float" office:value="90430" table:style-name="ce37">
            <text:p>90.430</text:p>
          </table:table-cell>
          <table:table-cell office:value-type="percentage" office:value="0.79011978925479021" table:style-name="ce38">
            <text:p>79,0%</text:p>
          </table:table-cell>
          <table:table-cell office:value-type="float" office:value="65980" table:style-name="ce37">
            <text:p>65.980</text:p>
          </table:table-cell>
          <table:table-cell office:value-type="percentage" office:value="0.83401802530621527" table:style-name="ce38">
            <text:p>83,4%</text:p>
          </table:table-cell>
          <table:table-cell office:value-type="float" office:value="60025" table:style-name="ce37">
            <text:p>60.025</text:p>
          </table:table-cell>
          <table:table-cell office:value-type="percentage" office:value="0.93789062499999998" table:style-name="ce38">
            <text:p>93,8%</text:p>
          </table:table-cell>
          <table:table-cell office:value-type="float" office:value="870903" table:style-name="ce37">
            <text:p>870.903</text:p>
          </table:table-cell>
          <table:table-cell office:value-type="float" office:value="933927" table:style-name="ce37">
            <text:p>933.927</text:p>
          </table:table-cell>
          <table:table-cell office:value-type="percentage" office:value="0.93251720958918627" table:style-name="ce38">
            <text:p>93,3%</text:p>
          </table:table-cell>
          <table:table-cell office:value-type="percentage" office:value="0.85484558061375127" table:style-name="ce38">
            <text:p>85,5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Baleares</text:p>
          </table:table-cell>
          <table:table-cell office:value-type="float" office:value="51433" table:style-name="ce37">
            <text:p>51.433</text:p>
          </table:table-cell>
          <table:table-cell office:value-type="percentage" office:value="1" table:style-name="ce38">
            <text:p>100,0%</text:p>
          </table:table-cell>
          <table:table-cell office:value-type="float" office:value="79116" table:style-name="ce37">
            <text:p>79.116</text:p>
          </table:table-cell>
          <table:table-cell office:value-type="percentage" office:value="0.98261215162203785" table:style-name="ce38">
            <text:p>98,3%</text:p>
          </table:table-cell>
          <table:table-cell office:value-type="float" office:value="109981" table:style-name="ce37">
            <text:p>109.981</text:p>
          </table:table-cell>
          <table:table-cell office:value-type="percentage" office:value="0.93815628971858978" table:style-name="ce38">
            <text:p>93,8%</text:p>
          </table:table-cell>
          <table:table-cell office:value-type="float" office:value="149418" table:style-name="ce37">
            <text:p>149.418</text:p>
          </table:table-cell>
          <table:table-cell office:value-type="percentage" office:value="0.90121051647496642" table:style-name="ce38">
            <text:p>90,1%</text:p>
          </table:table-cell>
          <table:table-cell office:value-type="float" office:value="166029" table:style-name="ce37">
            <text:p>166.029</text:p>
          </table:table-cell>
          <table:table-cell office:value-type="percentage" office:value="0.80529363832140155" table:style-name="ce38">
            <text:p>80,5%</text:p>
          </table:table-cell>
          <table:table-cell office:value-type="float" office:value="123361" table:style-name="ce37">
            <text:p>123.361</text:p>
          </table:table-cell>
          <table:table-cell office:value-type="percentage" office:value="0.67711197835191317" table:style-name="ce38">
            <text:p>67,7%</text:p>
          </table:table-cell>
          <table:table-cell office:value-type="float" office:value="94427" table:style-name="ce37">
            <text:p>94.427</text:p>
          </table:table-cell>
          <table:table-cell office:value-type="percentage" office:value="0.68454132896434738" table:style-name="ce38">
            <text:p>68,5%</text:p>
          </table:table-cell>
          <table:table-cell office:value-type="float" office:value="72822" table:style-name="ce37">
            <text:p>72.822</text:p>
          </table:table-cell>
          <table:table-cell office:value-type="percentage" office:value="0.76269375785504823" table:style-name="ce38">
            <text:p>76,3%</text:p>
          </table:table-cell>
          <table:table-cell office:value-type="float" office:value="846587" table:style-name="ce37">
            <text:p>846.587</text:p>
          </table:table-cell>
          <table:table-cell office:value-type="float" office:value="1034867" table:style-name="ce37">
            <text:p>1.034.867</text:p>
          </table:table-cell>
          <table:table-cell office:value-type="percentage" office:value="0.818063577251956" table:style-name="ce38">
            <text:p>81,8%</text:p>
          </table:table-cell>
          <table:table-cell office:value-type="percentage" office:value="0.72262563132552537" table:style-name="ce38">
            <text:p>72,3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arias</text:p>
          </table:table-cell>
          <table:table-cell office:value-type="float" office:value="92926" table:style-name="ce37">
            <text:p>92.926</text:p>
          </table:table-cell>
          <table:table-cell office:value-type="percentage" office:value="1" table:style-name="ce38">
            <text:p>100,0%</text:p>
          </table:table-cell>
          <table:table-cell office:value-type="float" office:value="151195" table:style-name="ce37">
            <text:p>151.195</text:p>
          </table:table-cell>
          <table:table-cell office:value-type="percentage" office:value="0.97841209854333433" table:style-name="ce38">
            <text:p>97,8%</text:p>
          </table:table-cell>
          <table:table-cell office:value-type="float" office:value="223990" table:style-name="ce37">
            <text:p>223.990</text:p>
          </table:table-cell>
          <table:table-cell office:value-type="percentage" office:value="0.95277593452775933" table:style-name="ce38">
            <text:p>95,3%</text:p>
          </table:table-cell>
          <table:table-cell office:value-type="float" office:value="319819" table:style-name="ce37">
            <text:p>319.819</text:p>
          </table:table-cell>
          <table:table-cell office:value-type="percentage" office:value="0.91243381111060395" table:style-name="ce38">
            <text:p>91,2%</text:p>
          </table:table-cell>
          <table:table-cell office:value-type="float" office:value="316412" table:style-name="ce37">
            <text:p>316.412</text:p>
          </table:table-cell>
          <table:table-cell office:value-type="percentage" office:value="0.81565461275920026" table:style-name="ce38">
            <text:p>81,6%</text:p>
          </table:table-cell>
          <table:table-cell office:value-type="float" office:value="226954" table:style-name="ce37">
            <text:p>226.954</text:p>
          </table:table-cell>
          <table:table-cell office:value-type="percentage" office:value="0.72991052763608999" table:style-name="ce38">
            <text:p>73,0%</text:p>
          </table:table-cell>
          <table:table-cell office:value-type="float" office:value="184276" table:style-name="ce37">
            <text:p>184.276</text:p>
          </table:table-cell>
          <table:table-cell office:value-type="percentage" office:value="0.73198595420817647" table:style-name="ce38">
            <text:p>73,2%</text:p>
          </table:table-cell>
          <table:table-cell office:value-type="float" office:value="145946" table:style-name="ce37">
            <text:p>145.946</text:p>
          </table:table-cell>
          <table:table-cell office:value-type="percentage" office:value="0.81172655828517715" table:style-name="ce38">
            <text:p>81,2%</text:p>
          </table:table-cell>
          <table:table-cell office:value-type="float" office:value="1661518" table:style-name="ce37">
            <text:p>1.661.518</text:p>
          </table:table-cell>
          <table:table-cell office:value-type="float" office:value="1960774" table:style-name="ce37">
            <text:p>1.960.774</text:p>
          </table:table-cell>
          <table:table-cell office:value-type="percentage" office:value="0.84737863721163176" table:style-name="ce38">
            <text:p>84,7%</text:p>
          </table:table-cell>
          <table:table-cell office:value-type="percentage" office:value="0.76358210107575908" table:style-name="ce38">
            <text:p>76,4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tabria</text:p>
          </table:table-cell>
          <table:table-cell office:value-type="float" office:value="42275" table:style-name="ce37">
            <text:p>42.275</text:p>
          </table:table-cell>
          <table:table-cell office:value-type="percentage" office:value="1" table:style-name="ce38">
            <text:p>100,0%</text:p>
          </table:table-cell>
          <table:table-cell office:value-type="float" office:value="55875" table:style-name="ce37">
            <text:p>55.875</text:p>
          </table:table-cell>
          <table:table-cell office:value-type="percentage" office:value="1" table:style-name="ce38">
            <text:p>100,0%</text:p>
          </table:table-cell>
          <table:table-cell office:value-type="float" office:value="76551" table:style-name="ce37">
            <text:p>76.551</text:p>
          </table:table-cell>
          <table:table-cell office:value-type="percentage" office:value="0.9897343073243261" table:style-name="ce38">
            <text:p>99,0%</text:p>
          </table:table-cell>
          <table:table-cell office:value-type="float" office:value="84050" table:style-name="ce37">
            <text:p>84.050</text:p>
          </table:table-cell>
          <table:table-cell office:value-type="percentage" office:value="0.93426259392645949" table:style-name="ce38">
            <text:p>93,4%</text:p>
          </table:table-cell>
          <table:table-cell office:value-type="float" office:value="87662" table:style-name="ce37">
            <text:p>87.662</text:p>
          </table:table-cell>
          <table:table-cell office:value-type="percentage" office:value="0.8966236741707494" table:style-name="ce38">
            <text:p>89,7%</text:p>
          </table:table-cell>
          <table:table-cell office:value-type="float" office:value="54037" table:style-name="ce37">
            <text:p>54.037</text:p>
          </table:table-cell>
          <table:table-cell office:value-type="percentage" office:value="0.7667759283697303" table:style-name="ce38">
            <text:p>76,7%</text:p>
          </table:table-cell>
          <table:table-cell office:value-type="float" office:value="40269" table:style-name="ce37">
            <text:p>40.269</text:p>
          </table:table-cell>
          <table:table-cell office:value-type="percentage" office:value="0.7973269973269973" table:style-name="ce38">
            <text:p>79,7%</text:p>
          </table:table-cell>
          <table:table-cell office:value-type="float" office:value="38105" table:style-name="ce37">
            <text:p>38.105</text:p>
          </table:table-cell>
          <table:table-cell office:value-type="percentage" office:value="0.8667515865614267" table:style-name="ce38">
            <text:p>86,7%</text:p>
          </table:table-cell>
          <table:table-cell office:value-type="float" office:value="478824" table:style-name="ce37">
            <text:p>478.824</text:p>
          </table:table-cell>
          <table:table-cell office:value-type="float" office:value="524127" table:style-name="ce37">
            <text:p>524.127</text:p>
          </table:table-cell>
          <table:table-cell office:value-type="percentage" office:value="0.91356484210887823" table:style-name="ce38">
            <text:p>91,4%</text:p>
          </table:table-cell>
          <table:table-cell office:value-type="percentage" office:value="0.82144431768469994" table:style-name="ce38">
            <text:p>82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y Leon</text:p>
          </table:table-cell>
          <table:table-cell office:value-type="float" office:value="229242" table:style-name="ce37">
            <text:p>229.242</text:p>
          </table:table-cell>
          <table:table-cell office:value-type="percentage" office:value="1" table:style-name="ce38">
            <text:p>100,0%</text:p>
          </table:table-cell>
          <table:table-cell office:value-type="float" office:value="250363" table:style-name="ce37">
            <text:p>250.363</text:p>
          </table:table-cell>
          <table:table-cell office:value-type="percentage" office:value="1" table:style-name="ce38">
            <text:p>100,0%</text:p>
          </table:table-cell>
          <table:table-cell office:value-type="float" office:value="319976" table:style-name="ce37">
            <text:p>319.976</text:p>
          </table:table-cell>
          <table:table-cell office:value-type="percentage" office:value="1" table:style-name="ce38">
            <text:p>100,0%</text:p>
          </table:table-cell>
          <table:table-cell office:value-type="float" office:value="351959" table:style-name="ce37">
            <text:p>351.959</text:p>
          </table:table-cell>
          <table:table-cell office:value-type="percentage" office:value="0.92335279071292709" table:style-name="ce38">
            <text:p>92,3%</text:p>
          </table:table-cell>
          <table:table-cell office:value-type="float" office:value="319164" table:style-name="ce37">
            <text:p>319.164</text:p>
          </table:table-cell>
          <table:table-cell office:value-type="percentage" office:value="0.87850153452333435" table:style-name="ce38">
            <text:p>87,9%</text:p>
          </table:table-cell>
          <table:table-cell office:value-type="float" office:value="209842" table:style-name="ce37">
            <text:p>209.842</text:p>
          </table:table-cell>
          <table:table-cell office:value-type="percentage" office:value="0.78362704129836469" table:style-name="ce38">
            <text:p>78,4%</text:p>
          </table:table-cell>
          <table:table-cell office:value-type="float" office:value="169499" table:style-name="ce37">
            <text:p>169.499</text:p>
          </table:table-cell>
          <table:table-cell office:value-type="percentage" office:value="0.80328995384017521" table:style-name="ce38">
            <text:p>80,3%</text:p>
          </table:table-cell>
          <table:table-cell office:value-type="float" office:value="139931" table:style-name="ce37">
            <text:p>139.931</text:p>
          </table:table-cell>
          <table:table-cell office:value-type="percentage" office:value="0.84631249168390366" table:style-name="ce38">
            <text:p>84,6%</text:p>
          </table:table-cell>
          <table:table-cell office:value-type="float" office:value="1989976" table:style-name="ce37">
            <text:p>1.989.976</text:p>
          </table:table-cell>
          <table:table-cell office:value-type="float" office:value="2176253" table:style-name="ce37">
            <text:p>2.176.253</text:p>
          </table:table-cell>
          <table:table-cell office:value-type="percentage" office:value="0.91440471305496185" table:style-name="ce38">
            <text:p>91,4%</text:p>
          </table:table-cell>
          <table:table-cell office:value-type="percentage" office:value="0.83091613157527733" table:style-name="ce38">
            <text:p>83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- La Mancha</text:p>
          </table:table-cell>
          <table:table-cell office:value-type="float" office:value="137994" table:style-name="ce37">
            <text:p>137.994</text:p>
          </table:table-cell>
          <table:table-cell office:value-type="percentage" office:value="1" table:style-name="ce38">
            <text:p>100,0%</text:p>
          </table:table-cell>
          <table:table-cell office:value-type="float" office:value="158247" table:style-name="ce37">
            <text:p>158.247</text:p>
          </table:table-cell>
          <table:table-cell office:value-type="percentage" office:value="0.99463234046297633" table:style-name="ce38">
            <text:p>99,5%</text:p>
          </table:table-cell>
          <table:table-cell office:value-type="float" office:value="221882" table:style-name="ce37">
            <text:p>221.882</text:p>
          </table:table-cell>
          <table:table-cell office:value-type="percentage" office:value="1" table:style-name="ce38">
            <text:p>100,0%</text:p>
          </table:table-cell>
          <table:table-cell office:value-type="float" office:value="285597" table:style-name="ce37">
            <text:p>285.597</text:p>
          </table:table-cell>
          <table:table-cell office:value-type="percentage" office:value="0.9288371850994217" table:style-name="ce38">
            <text:p>92,9%</text:p>
          </table:table-cell>
          <table:table-cell office:value-type="float" office:value="285656" table:style-name="ce37">
            <text:p>285.656</text:p>
          </table:table-cell>
          <table:table-cell office:value-type="percentage" office:value="0.86404016878147638" table:style-name="ce38">
            <text:p>86,4%</text:p>
          </table:table-cell>
          <table:table-cell office:value-type="float" office:value="203206" table:style-name="ce37">
            <text:p>203.206</text:p>
          </table:table-cell>
          <table:table-cell office:value-type="percentage" office:value="0.76421675736458305" table:style-name="ce38">
            <text:p>76,4%</text:p>
          </table:table-cell>
          <table:table-cell office:value-type="float" office:value="169302" table:style-name="ce37">
            <text:p>169.302</text:p>
          </table:table-cell>
          <table:table-cell office:value-type="percentage" office:value="0.77629775000114631" table:style-name="ce38">
            <text:p>77,6%</text:p>
          </table:table-cell>
          <table:table-cell office:value-type="float" office:value="144599" table:style-name="ce37">
            <text:p>144.599</text:p>
          </table:table-cell>
          <table:table-cell office:value-type="percentage" office:value="0.83116248591727404" table:style-name="ce38">
            <text:p>83,1%</text:p>
          </table:table-cell>
          <table:table-cell office:value-type="float" office:value="1606483" table:style-name="ce37">
            <text:p>1.606.483</text:p>
          </table:table-cell>
          <table:table-cell office:value-type="float" office:value="1808784" table:style-name="ce37">
            <text:p>1.808.784</text:p>
          </table:table-cell>
          <table:table-cell office:value-type="percentage" office:value="0.88815635255508674" table:style-name="ce38">
            <text:p>88,8%</text:p>
          </table:table-cell>
          <table:table-cell office:value-type="percentage" office:value="0.7854813734065903" table:style-name="ce38">
            <text:p>78,5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taluña</text:p>
          </table:table-cell>
          <table:table-cell office:value-type="float" office:value="458467" table:style-name="ce37">
            <text:p>458.467</text:p>
          </table:table-cell>
          <table:table-cell office:value-type="percentage" office:value="1" table:style-name="ce38">
            <text:p>100,0%</text:p>
          </table:table-cell>
          <table:table-cell office:value-type="float" office:value="617708" table:style-name="ce37">
            <text:p>617.708</text:p>
          </table:table-cell>
          <table:table-cell office:value-type="percentage" office:value="0.97232138921944555" table:style-name="ce38">
            <text:p>97,2%</text:p>
          </table:table-cell>
          <table:table-cell office:value-type="float" office:value="797348" table:style-name="ce37">
            <text:p>797.348</text:p>
          </table:table-cell>
          <table:table-cell office:value-type="percentage" office:value="0.95196183308181626" table:style-name="ce38">
            <text:p>95,2%</text:p>
          </table:table-cell>
          <table:table-cell office:value-type="float" office:value="1020717" table:style-name="ce37">
            <text:p>1.020.717</text:p>
          </table:table-cell>
          <table:table-cell office:value-type="percentage" office:value="0.93491087948121421" table:style-name="ce38">
            <text:p>93,5%</text:p>
          </table:table-cell>
          <table:table-cell office:value-type="float" office:value="1118519" table:style-name="ce37">
            <text:p>1.118.519</text:p>
          </table:table-cell>
          <table:table-cell office:value-type="percentage" office:value="0.84945111277344687" table:style-name="ce38">
            <text:p>84,9%</text:p>
          </table:table-cell>
          <table:table-cell office:value-type="float" office:value="759587" table:style-name="ce37">
            <text:p>759.587</text:p>
          </table:table-cell>
          <table:table-cell office:value-type="percentage" office:value="0.7271196532433768" table:style-name="ce38">
            <text:p>72,7%</text:p>
          </table:table-cell>
          <table:table-cell office:value-type="float" office:value="610601" table:style-name="ce37">
            <text:p>610.601</text:p>
          </table:table-cell>
          <table:table-cell office:value-type="percentage" office:value="0.72782873524170522" table:style-name="ce38">
            <text:p>72,8%</text:p>
          </table:table-cell>
          <table:table-cell office:value-type="float" office:value="508060" table:style-name="ce37">
            <text:p>508.060</text:p>
          </table:table-cell>
          <table:table-cell office:value-type="percentage" office:value="0.77428577524589814" table:style-name="ce38">
            <text:p>77,4%</text:p>
          </table:table-cell>
          <table:table-cell office:value-type="float" office:value="5891007" table:style-name="ce37">
            <text:p>5.891.007</text:p>
          </table:table-cell>
          <table:table-cell office:value-type="float" office:value="6868360" table:style-name="ce37">
            <text:p>6.868.360</text:p>
          </table:table-cell>
          <table:table-cell office:value-type="percentage" office:value="0.85770212976605764" table:style-name="ce38">
            <text:p>85,8%</text:p>
          </table:table-cell>
          <table:table-cell office:value-type="percentage" office:value="0.75715222674593685" table:style-name="ce38">
            <text:p>75,7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. Valenciana</text:p>
          </table:table-cell>
          <table:table-cell office:value-type="float" office:value="297130" table:style-name="ce37">
            <text:p>297.130</text:p>
          </table:table-cell>
          <table:table-cell office:value-type="percentage" office:value="1" table:style-name="ce38">
            <text:p>100,0%</text:p>
          </table:table-cell>
          <table:table-cell office:value-type="float" office:value="434163" table:style-name="ce37">
            <text:p>434.163</text:p>
          </table:table-cell>
          <table:table-cell office:value-type="percentage" office:value="0.99155213286377897" table:style-name="ce38">
            <text:p>99,2%</text:p>
          </table:table-cell>
          <table:table-cell office:value-type="float" office:value="569311" table:style-name="ce37">
            <text:p>569.311</text:p>
          </table:table-cell>
          <table:table-cell office:value-type="percentage" office:value="0.9803401936879228" table:style-name="ce38">
            <text:p>98,0%</text:p>
          </table:table-cell>
          <table:table-cell office:value-type="float" office:value="713839" table:style-name="ce37">
            <text:p>713.839</text:p>
          </table:table-cell>
          <table:table-cell office:value-type="percentage" office:value="0.94883256638673785" table:style-name="ce38">
            <text:p>94,9%</text:p>
          </table:table-cell>
          <table:table-cell office:value-type="float" office:value="750647" table:style-name="ce37">
            <text:p>750.647</text:p>
          </table:table-cell>
          <table:table-cell office:value-type="percentage" office:value="0.88146732927190141" table:style-name="ce38">
            <text:p>88,1%</text:p>
          </table:table-cell>
          <table:table-cell office:value-type="float" office:value="505331" table:style-name="ce37">
            <text:p>505.331</text:p>
          </table:table-cell>
          <table:table-cell office:value-type="percentage" office:value="0.77891944466281005" table:style-name="ce38">
            <text:p>77,9%</text:p>
          </table:table-cell>
          <table:table-cell office:value-type="float" office:value="419304" table:style-name="ce37">
            <text:p>419.304</text:p>
          </table:table-cell>
          <table:table-cell office:value-type="percentage" office:value="0.81240627288685319" table:style-name="ce38">
            <text:p>81,2%</text:p>
          </table:table-cell>
          <table:table-cell office:value-type="float" office:value="362139" table:style-name="ce37">
            <text:p>362.139</text:p>
          </table:table-cell>
          <table:table-cell office:value-type="percentage" office:value="0.85303311183400032" table:style-name="ce38">
            <text:p>85,3%</text:p>
          </table:table-cell>
          <table:table-cell office:value-type="float" office:value="4051864" table:style-name="ce37">
            <text:p>4.051.864</text:p>
          </table:table-cell>
          <table:table-cell office:value-type="float" office:value="4488459" table:style-name="ce37">
            <text:p>4.488.459</text:p>
          </table:table-cell>
          <table:table-cell office:value-type="percentage" office:value="0.90272942228056441" table:style-name="ce38">
            <text:p>90,3%</text:p>
          </table:table-cell>
          <table:table-cell office:value-type="percentage" office:value="0.8011827531121517" table:style-name="ce38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Extremadura</text:p>
          </table:table-cell>
          <table:table-cell office:value-type="float" office:value="78237" table:style-name="ce37">
            <text:p>78.237</text:p>
          </table:table-cell>
          <table:table-cell office:value-type="percentage" office:value="1" table:style-name="ce38">
            <text:p>100,0%</text:p>
          </table:table-cell>
          <table:table-cell office:value-type="float" office:value="95885" table:style-name="ce37">
            <text:p>95.885</text:p>
          </table:table-cell>
          <table:table-cell office:value-type="percentage" office:value="1" table:style-name="ce38">
            <text:p>100,0%</text:p>
          </table:table-cell>
          <table:table-cell office:value-type="float" office:value="132735" table:style-name="ce37">
            <text:p>132.735</text:p>
          </table:table-cell>
          <table:table-cell office:value-type="percentage" office:value="1" table:style-name="ce38">
            <text:p>100,0%</text:p>
          </table:table-cell>
          <table:table-cell office:value-type="float" office:value="161280" table:style-name="ce37">
            <text:p>161.280</text:p>
          </table:table-cell>
          <table:table-cell office:value-type="percentage" office:value="0.95310136157337366" table:style-name="ce38">
            <text:p>95,3%</text:p>
          </table:table-cell>
          <table:table-cell office:value-type="float" office:value="145940" table:style-name="ce37">
            <text:p>145.940</text:p>
          </table:table-cell>
          <table:table-cell office:value-type="percentage" office:value="0.91501874678671302" table:style-name="ce38">
            <text:p>91,5%</text:p>
          </table:table-cell>
          <table:table-cell office:value-type="float" office:value="112381" table:style-name="ce37">
            <text:p>112.381</text:p>
          </table:table-cell>
          <table:table-cell office:value-type="percentage" office:value="0.84193768308123373" table:style-name="ce38">
            <text:p>84,2%</text:p>
          </table:table-cell>
          <table:table-cell office:value-type="float" office:value="91669" table:style-name="ce37">
            <text:p>91.669</text:p>
          </table:table-cell>
          <table:table-cell office:value-type="percentage" office:value="0.80893928697493822" table:style-name="ce38">
            <text:p>80,9%</text:p>
          </table:table-cell>
          <table:table-cell office:value-type="float" office:value="74476" table:style-name="ce37">
            <text:p>74.476</text:p>
          </table:table-cell>
          <table:table-cell office:value-type="percentage" office:value="0.87877286135693211" table:style-name="ce38">
            <text:p>87,9%</text:p>
          </table:table-cell>
          <table:table-cell office:value-type="float" office:value="892603" table:style-name="ce37">
            <text:p>892.603</text:p>
          </table:table-cell>
          <table:table-cell office:value-type="float" office:value="953437" table:style-name="ce37">
            <text:p>953.437</text:p>
          </table:table-cell>
          <table:table-cell office:value-type="percentage" office:value="0.93619505011867588" table:style-name="ce38">
            <text:p>93,6%</text:p>
          </table:table-cell>
          <table:table-cell office:value-type="percentage" office:value="0.83892284398211636" table:style-name="ce38">
            <text:p>83,9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Galicia</text:p>
          </table:table-cell>
          <table:table-cell office:value-type="float" office:value="242138" table:style-name="ce37">
            <text:p>242.138</text:p>
          </table:table-cell>
          <table:table-cell office:value-type="percentage" office:value="1" table:style-name="ce38">
            <text:p>100,0%</text:p>
          </table:table-cell>
          <table:table-cell office:value-type="float" office:value="291135" table:style-name="ce37">
            <text:p>291.135</text:p>
          </table:table-cell>
          <table:table-cell office:value-type="percentage" office:value="1" table:style-name="ce38">
            <text:p>100,0%</text:p>
          </table:table-cell>
          <table:table-cell office:value-type="float" office:value="345378" table:style-name="ce37">
            <text:p>345.378</text:p>
          </table:table-cell>
          <table:table-cell office:value-type="percentage" office:value="0.99553508374960731" table:style-name="ce38">
            <text:p>99,6%</text:p>
          </table:table-cell>
          <table:table-cell office:value-type="float" office:value="390130" table:style-name="ce37">
            <text:p>390.130</text:p>
          </table:table-cell>
          <table:table-cell office:value-type="percentage" office:value="0.9611741141050878" table:style-name="ce38">
            <text:p>96,1%</text:p>
          </table:table-cell>
          <table:table-cell office:value-type="float" office:value="406688" table:style-name="ce37">
            <text:p>406.688</text:p>
          </table:table-cell>
          <table:table-cell office:value-type="percentage" office:value="0.91757385141949499" table:style-name="ce38">
            <text:p>91,8%</text:p>
          </table:table-cell>
          <table:table-cell office:value-type="float" office:value="261744" table:style-name="ce37">
            <text:p>261.744</text:p>
          </table:table-cell>
          <table:table-cell office:value-type="percentage" office:value="0.80933062880324547" table:style-name="ce38">
            <text:p>80,9%</text:p>
          </table:table-cell>
          <table:table-cell office:value-type="float" office:value="196666" table:style-name="ce37">
            <text:p>196.666</text:p>
          </table:table-cell>
          <table:table-cell office:value-type="percentage" office:value="0.85143799706469359" table:style-name="ce38">
            <text:p>85,1%</text:p>
          </table:table-cell>
          <table:table-cell office:value-type="float" office:value="166112" table:style-name="ce37">
            <text:p>166.112</text:p>
          </table:table-cell>
          <table:table-cell office:value-type="percentage" office:value="0.92280855744498824" table:style-name="ce38">
            <text:p>92,3%</text:p>
          </table:table-cell>
          <table:table-cell office:value-type="float" office:value="2299991" table:style-name="ce37">
            <text:p>2.299.991</text:p>
          </table:table-cell>
          <table:table-cell office:value-type="float" office:value="2454497" table:style-name="ce37">
            <text:p>2.454.497</text:p>
          </table:table-cell>
          <table:table-cell office:value-type="percentage" office:value="0.93705186846836641" table:style-name="ce38">
            <text:p>93,7%</text:p>
          </table:table-cell>
          <table:table-cell office:value-type="percentage" office:value="0.85127501139047435" table:style-name="ce38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La Rioja</text:p>
          </table:table-cell>
          <table:table-cell office:value-type="float" office:value="23354" table:style-name="ce37">
            <text:p>23.354</text:p>
          </table:table-cell>
          <table:table-cell office:value-type="percentage" office:value="1" table:style-name="ce38">
            <text:p>100,0%</text:p>
          </table:table-cell>
          <table:table-cell office:value-type="float" office:value="28644" table:style-name="ce37">
            <text:p>28.644</text:p>
          </table:table-cell>
          <table:table-cell office:value-type="percentage" office:value="1" table:style-name="ce38">
            <text:p>100,0%</text:p>
          </table:table-cell>
          <table:table-cell office:value-type="float" office:value="37957" table:style-name="ce37">
            <text:p>37.957</text:p>
          </table:table-cell>
          <table:table-cell office:value-type="percentage" office:value="1" table:style-name="ce38">
            <text:p>100,0%</text:p>
          </table:table-cell>
          <table:table-cell office:value-type="float" office:value="45246" table:style-name="ce37">
            <text:p>45.246</text:p>
          </table:table-cell>
          <table:table-cell office:value-type="percentage" office:value="0.94926988922457201" table:style-name="ce38">
            <text:p>94,9%</text:p>
          </table:table-cell>
          <table:table-cell office:value-type="float" office:value="47295" table:style-name="ce37">
            <text:p>47.295</text:p>
          </table:table-cell>
          <table:table-cell office:value-type="percentage" office:value="0.89325174230834603" table:style-name="ce38">
            <text:p>89,3%</text:p>
          </table:table-cell>
          <table:table-cell office:value-type="float" office:value="30536" table:style-name="ce37">
            <text:p>30.536</text:p>
          </table:table-cell>
          <table:table-cell office:value-type="percentage" office:value="0.77662198936900739" table:style-name="ce38">
            <text:p>77,7%</text:p>
          </table:table-cell>
          <table:table-cell office:value-type="float" office:value="23151" table:style-name="ce37">
            <text:p>23.151</text:p>
          </table:table-cell>
          <table:table-cell office:value-type="percentage" office:value="0.76009586972224041" table:style-name="ce38">
            <text:p>76,0%</text:p>
          </table:table-cell>
          <table:table-cell office:value-type="float" office:value="20850" table:style-name="ce37">
            <text:p>20.850</text:p>
          </table:table-cell>
          <table:table-cell office:value-type="percentage" office:value="0.81662227792574027" table:style-name="ce38">
            <text:p>81,7%</text:p>
          </table:table-cell>
          <table:table-cell office:value-type="float" office:value="257033" table:style-name="ce37">
            <text:p>257.033</text:p>
          </table:table-cell>
          <table:table-cell office:value-type="float" office:value="283970" table:style-name="ce37">
            <text:p>283.970</text:p>
          </table:table-cell>
          <table:table-cell office:value-type="percentage" office:value="0.90514138817480716" table:style-name="ce38">
            <text:p>90,5%</text:p>
          </table:table-cell>
          <table:table-cell office:value-type="percentage" office:value="0.80344405058859569" table:style-name="ce38">
            <text:p>80,3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adrid</text:p>
          </table:table-cell>
          <table:table-cell office:value-type="float" office:value="373536" table:style-name="ce37">
            <text:p>373.536</text:p>
          </table:table-cell>
          <table:table-cell office:value-type="percentage" office:value="1" table:style-name="ce38">
            <text:p>100,0%</text:p>
          </table:table-cell>
          <table:table-cell office:value-type="float" office:value="510367" table:style-name="ce37">
            <text:p>510.367</text:p>
          </table:table-cell>
          <table:table-cell office:value-type="percentage" office:value="0.97013007502646931" table:style-name="ce38">
            <text:p>97,0%</text:p>
          </table:table-cell>
          <table:table-cell office:value-type="float" office:value="686852" table:style-name="ce37">
            <text:p>686.852</text:p>
          </table:table-cell>
          <table:table-cell office:value-type="percentage" office:value="0.97658117251959631" table:style-name="ce38">
            <text:p>97,7%</text:p>
          </table:table-cell>
          <table:table-cell office:value-type="float" office:value="936317" table:style-name="ce37">
            <text:p>936.317</text:p>
          </table:table-cell>
          <table:table-cell office:value-type="percentage" office:value="0.96251373636258031" table:style-name="ce38">
            <text:p>96,3%</text:p>
          </table:table-cell>
          <table:table-cell office:value-type="float" office:value="1022401" table:style-name="ce37">
            <text:p>1.022.401</text:p>
          </table:table-cell>
          <table:table-cell office:value-type="percentage" office:value="0.87686657729909234" table:style-name="ce38">
            <text:p>87,7%</text:p>
          </table:table-cell>
          <table:table-cell office:value-type="float" office:value="731923" table:style-name="ce37">
            <text:p>731.923</text:p>
          </table:table-cell>
          <table:table-cell office:value-type="percentage" office:value="0.77073733204161576" table:style-name="ce38">
            <text:p>77,1%</text:p>
          </table:table-cell>
          <table:table-cell office:value-type="float" office:value="580655" table:style-name="ce37">
            <text:p>580.655</text:p>
          </table:table-cell>
          <table:table-cell office:value-type="percentage" office:value="0.78205326778679418" table:style-name="ce38">
            <text:p>78,2%</text:p>
          </table:table-cell>
          <table:table-cell office:value-type="float" office:value="438956" table:style-name="ce37">
            <text:p>438.956</text:p>
          </table:table-cell>
          <table:table-cell office:value-type="percentage" office:value="0.79299493082729045" table:style-name="ce38">
            <text:p>79,3%</text:p>
          </table:table-cell>
          <table:table-cell office:value-type="float" office:value="5281007" table:style-name="ce37">
            <text:p>5.281.007</text:p>
          </table:table-cell>
          <table:table-cell office:value-type="float" office:value="5977937" table:style-name="ce37">
            <text:p>5.977.937</text:p>
          </table:table-cell>
          <table:table-cell office:value-type="percentage" office:value="0.88341630231298862" table:style-name="ce38">
            <text:p>88,3%</text:p>
          </table:table-cell>
          <table:table-cell office:value-type="percentage" office:value="0.77892245417623418" table:style-name="ce38">
            <text:p>77,9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urcia</text:p>
          </table:table-cell>
          <table:table-cell office:value-type="float" office:value="73906" table:style-name="ce37">
            <text:p>73.906</text:p>
          </table:table-cell>
          <table:table-cell office:value-type="percentage" office:value="1" table:style-name="ce38">
            <text:p>100,0%</text:p>
          </table:table-cell>
          <table:table-cell office:value-type="float" office:value="103148" table:style-name="ce37">
            <text:p>103.148</text:p>
          </table:table-cell>
          <table:table-cell office:value-type="percentage" office:value="1" table:style-name="ce38">
            <text:p>100,0%</text:p>
          </table:table-cell>
          <table:table-cell office:value-type="float" office:value="147849" table:style-name="ce37">
            <text:p>147.849</text:p>
          </table:table-cell>
          <table:table-cell office:value-type="percentage" office:value="1" table:style-name="ce38">
            <text:p>100,0%</text:p>
          </table:table-cell>
          <table:table-cell office:value-type="float" office:value="206652" table:style-name="ce37">
            <text:p>206.652</text:p>
          </table:table-cell>
          <table:table-cell office:value-type="percentage" office:value="0.96903252429005515" table:style-name="ce38">
            <text:p>96,9%</text:p>
          </table:table-cell>
          <table:table-cell office:value-type="float" office:value="229913" table:style-name="ce37">
            <text:p>229.913</text:p>
          </table:table-cell>
          <table:table-cell office:value-type="percentage" office:value="0.90461014254968386" table:style-name="ce38">
            <text:p>90,5%</text:p>
          </table:table-cell>
          <table:table-cell office:value-type="float" office:value="164008" table:style-name="ce37">
            <text:p>164.008</text:p>
          </table:table-cell>
          <table:table-cell office:value-type="percentage" office:value="0.78471600886111681" table:style-name="ce38">
            <text:p>78,5%</text:p>
          </table:table-cell>
          <table:table-cell office:value-type="float" office:value="137261" table:style-name="ce37">
            <text:p>137.261</text:p>
          </table:table-cell>
          <table:table-cell office:value-type="percentage" office:value="0.79688007988481724" table:style-name="ce38">
            <text:p>79,7%</text:p>
          </table:table-cell>
          <table:table-cell office:value-type="float" office:value="116110" table:style-name="ce37">
            <text:p>116.110</text:p>
          </table:table-cell>
          <table:table-cell office:value-type="percentage" office:value="0.81828689021382162" table:style-name="ce38">
            <text:p>81,8%</text:p>
          </table:table-cell>
          <table:table-cell office:value-type="float" office:value="1178847" table:style-name="ce37">
            <text:p>1.178.847</text:p>
          </table:table-cell>
          <table:table-cell office:value-type="float" office:value="1310137" table:style-name="ce37">
            <text:p>1.310.137</text:p>
          </table:table-cell>
          <table:table-cell office:value-type="percentage" office:value="0.89978910602478979" table:style-name="ce38">
            <text:p>90,0%</text:p>
          </table:table-cell>
          <table:table-cell office:value-type="percentage" office:value="0.78004712651968466" table:style-name="ce38">
            <text:p>78,0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Navarra</text:p>
          </table:table-cell>
          <table:table-cell office:value-type="float" office:value="42489" table:style-name="ce37">
            <text:p>42.489</text:p>
          </table:table-cell>
          <table:table-cell office:value-type="percentage" office:value="1" table:style-name="ce38">
            <text:p>100,0%</text:p>
          </table:table-cell>
          <table:table-cell office:value-type="float" office:value="55866" table:style-name="ce37">
            <text:p>55.866</text:p>
          </table:table-cell>
          <table:table-cell office:value-type="percentage" office:value="1" table:style-name="ce38">
            <text:p>100,0%</text:p>
          </table:table-cell>
          <table:table-cell office:value-type="float" office:value="72107" table:style-name="ce37">
            <text:p>72.107</text:p>
          </table:table-cell>
          <table:table-cell office:value-type="percentage" office:value="0.97647743892530203" table:style-name="ce38">
            <text:p>97,6%</text:p>
          </table:table-cell>
          <table:table-cell office:value-type="float" office:value="91371" table:style-name="ce37">
            <text:p>91.371</text:p>
          </table:table-cell>
          <table:table-cell office:value-type="percentage" office:value="0.94495004860694565" table:style-name="ce38">
            <text:p>94,5%</text:p>
          </table:table-cell>
          <table:table-cell office:value-type="float" office:value="94868" table:style-name="ce37">
            <text:p>94.868</text:p>
          </table:table-cell>
          <table:table-cell office:value-type="percentage" office:value="0.87839114090479808" table:style-name="ce38">
            <text:p>87,8%</text:p>
          </table:table-cell>
          <table:table-cell office:value-type="float" office:value="63246" table:style-name="ce37">
            <text:p>63.246</text:p>
          </table:table-cell>
          <table:table-cell office:value-type="percentage" office:value="0.77754146125570134" table:style-name="ce38">
            <text:p>77,8%</text:p>
          </table:table-cell>
          <table:table-cell office:value-type="float" office:value="55571" table:style-name="ce37">
            <text:p>55.571</text:p>
          </table:table-cell>
          <table:table-cell office:value-type="percentage" office:value="0.81569715384502472" table:style-name="ce38">
            <text:p>81,6%</text:p>
          </table:table-cell>
          <table:table-cell office:value-type="float" office:value="47067" table:style-name="ce37">
            <text:p>47.067</text:p>
          </table:table-cell>
          <table:table-cell office:value-type="percentage" office:value="0.83469887210044691" table:style-name="ce38">
            <text:p>83,5%</text:p>
          </table:table-cell>
          <table:table-cell office:value-type="float" office:value="522585" table:style-name="ce37">
            <text:p>522.585</text:p>
          </table:table-cell>
          <table:table-cell office:value-type="float" office:value="581354" table:style-name="ce37">
            <text:p>581.354</text:p>
          </table:table-cell>
          <table:table-cell office:value-type="percentage" office:value="0.89891013048848034" table:style-name="ce38">
            <text:p>89,9%</text:p>
          </table:table-cell>
          <table:table-cell office:value-type="percentage" office:value="0.79036202523604915" table:style-name="ce38">
            <text:p>79,0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País Vasco</text:p>
          </table:table-cell>
          <table:table-cell office:value-type="float" office:value="164101" table:style-name="ce37">
            <text:p>164.101</text:p>
          </table:table-cell>
          <table:table-cell office:value-type="percentage" office:value="1" table:style-name="ce38">
            <text:p>100,0%</text:p>
          </table:table-cell>
          <table:table-cell office:value-type="float" office:value="213642" table:style-name="ce37">
            <text:p>213.642</text:p>
          </table:table-cell>
          <table:table-cell office:value-type="percentage" office:value="1" table:style-name="ce38">
            <text:p>100,0%</text:p>
          </table:table-cell>
          <table:table-cell office:value-type="float" office:value="278222" table:style-name="ce37">
            <text:p>278.222</text:p>
          </table:table-cell>
          <table:table-cell office:value-type="percentage" office:value="0.99322787815178548" table:style-name="ce38">
            <text:p>99,3%</text:p>
          </table:table-cell>
          <table:table-cell office:value-type="float" office:value="322942" table:style-name="ce37">
            <text:p>322.942</text:p>
          </table:table-cell>
          <table:table-cell office:value-type="percentage" office:value="0.94989366927762764" table:style-name="ce38">
            <text:p>95,0%</text:p>
          </table:table-cell>
          <table:table-cell office:value-type="float" office:value="318795" table:style-name="ce37">
            <text:p>318.795</text:p>
          </table:table-cell>
          <table:table-cell office:value-type="percentage" office:value="0.88032573667685632" table:style-name="ce38">
            <text:p>88,0%</text:p>
          </table:table-cell>
          <table:table-cell office:value-type="float" office:value="199620" table:style-name="ce37">
            <text:p>199.620</text:p>
          </table:table-cell>
          <table:table-cell office:value-type="percentage" office:value="0.76616911603842741" table:style-name="ce38">
            <text:p>76,6%</text:p>
          </table:table-cell>
          <table:table-cell office:value-type="float" office:value="157670" table:style-name="ce37">
            <text:p>157.670</text:p>
          </table:table-cell>
          <table:table-cell office:value-type="percentage" office:value="0.78234938025345602" table:style-name="ce38">
            <text:p>78,2%</text:p>
          </table:table-cell>
          <table:table-cell office:value-type="float" office:value="140517" table:style-name="ce37">
            <text:p>140.517</text:p>
          </table:table-cell>
          <table:table-cell office:value-type="percentage" office:value="0.83340450517775166" table:style-name="ce38">
            <text:p>83,3%</text:p>
          </table:table-cell>
          <table:table-cell office:value-type="float" office:value="1795509" table:style-name="ce37">
            <text:p>1.795.509</text:p>
          </table:table-cell>
          <table:table-cell office:value-type="float" office:value="1983943" table:style-name="ce37">
            <text:p>1.983.943</text:p>
          </table:table-cell>
          <table:table-cell office:value-type="percentage" office:value="0.90502045673691234" table:style-name="ce38">
            <text:p>90,5%</text:p>
          </table:table-cell>
          <table:table-cell office:value-type="percentage" office:value="0.80860426281600939" table:style-name="ce38">
            <text:p>80,9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Ceuta</text:p>
          </table:table-cell>
          <table:table-cell office:value-type="float" office:value="2396" table:style-name="ce37">
            <text:p>2.396</text:p>
          </table:table-cell>
          <table:table-cell office:value-type="percentage" office:value="0.91976967370441454" table:style-name="ce38">
            <text:p>92,0%</text:p>
          </table:table-cell>
          <table:table-cell office:value-type="float" office:value="3885" table:style-name="ce37">
            <text:p>3.885</text:p>
          </table:table-cell>
          <table:table-cell office:value-type="percentage" office:value="0.89972209356183419" table:style-name="ce38">
            <text:p>90,0%</text:p>
          </table:table-cell>
          <table:table-cell office:value-type="float" office:value="7614" table:style-name="ce37">
            <text:p>7.614</text:p>
          </table:table-cell>
          <table:table-cell office:value-type="percentage" office:value="0.96907216494845361" table:style-name="ce38">
            <text:p>96,9%</text:p>
          </table:table-cell>
          <table:table-cell office:value-type="float" office:value="10500" table:style-name="ce37">
            <text:p>10.500</text:p>
          </table:table-cell>
          <table:table-cell office:value-type="percentage" office:value="0.90861889927310491" table:style-name="ce38">
            <text:p>90,9%</text:p>
          </table:table-cell>
          <table:table-cell office:value-type="float" office:value="10988" table:style-name="ce37">
            <text:p>10.988</text:p>
          </table:table-cell>
          <table:table-cell office:value-type="percentage" office:value="0.86916627115962664" table:style-name="ce38">
            <text:p>86,9%</text:p>
          </table:table-cell>
          <table:table-cell office:value-type="float" office:value="8982" table:style-name="ce37">
            <text:p>8.982</text:p>
          </table:table-cell>
          <table:table-cell office:value-type="percentage" office:value="0.75517067428955775" table:style-name="ce38">
            <text:p>75,5%</text:p>
          </table:table-cell>
          <table:table-cell office:value-type="float" office:value="8796" table:style-name="ce37">
            <text:p>8.796</text:p>
          </table:table-cell>
          <table:table-cell office:value-type="percentage" office:value="0.80204249110969272" table:style-name="ce38">
            <text:p>80,2%</text:p>
          </table:table-cell>
          <table:table-cell office:value-type="float" office:value="7879" table:style-name="ce37">
            <text:p>7.879</text:p>
          </table:table-cell>
          <table:table-cell office:value-type="percentage" office:value="0.8633574402805172" table:style-name="ce38">
            <text:p>86,3%</text:p>
          </table:table-cell>
          <table:table-cell office:value-type="float" office:value="61040" table:style-name="ce37">
            <text:p>61.040</text:p>
          </table:table-cell>
          <table:table-cell office:value-type="float" office:value="70965" table:style-name="ce37">
            <text:p>70.965</text:p>
          </table:table-cell>
          <table:table-cell office:value-type="percentage" office:value="0.86014232368068766" table:style-name="ce38">
            <text:p>86,0%</text:p>
          </table:table-cell>
          <table:table-cell office:value-type="percentage" office:value="0.72492339849409748" table:style-name="ce38">
            <text:p>72,5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Melilla</text:p>
          </table:table-cell>
          <table:table-cell office:value-type="float" office:value="2007" table:style-name="ce37">
            <text:p>2.007</text:p>
          </table:table-cell>
          <table:table-cell office:value-type="percentage" office:value="0.85440613026819923" table:style-name="ce38">
            <text:p>85,4%</text:p>
          </table:table-cell>
          <table:table-cell office:value-type="float" office:value="3308" table:style-name="ce37">
            <text:p>3.308</text:p>
          </table:table-cell>
          <table:table-cell office:value-type="percentage" office:value="0.88260405549626464" table:style-name="ce38">
            <text:p>88,3%</text:p>
          </table:table-cell>
          <table:table-cell office:value-type="float" office:value="7141" table:style-name="ce37">
            <text:p>7.141</text:p>
          </table:table-cell>
          <table:table-cell office:value-type="percentage" office:value="0.91235466973297563" table:style-name="ce38">
            <text:p>91,2%</text:p>
          </table:table-cell>
          <table:table-cell office:value-type="float" office:value="9636" table:style-name="ce37">
            <text:p>9.636</text:p>
          </table:table-cell>
          <table:table-cell office:value-type="percentage" office:value="0.85281883352509069" table:style-name="ce38">
            <text:p>85,3%</text:p>
          </table:table-cell>
          <table:table-cell office:value-type="float" office:value="9978" table:style-name="ce37">
            <text:p>9.978</text:p>
          </table:table-cell>
          <table:table-cell office:value-type="percentage" office:value="0.83136143976003996" table:style-name="ce38">
            <text:p>83,1%</text:p>
          </table:table-cell>
          <table:table-cell office:value-type="float" office:value="8479" table:style-name="ce37">
            <text:p>8.479</text:p>
          </table:table-cell>
          <table:table-cell office:value-type="percentage" office:value="0.69883788016154291" table:style-name="ce38">
            <text:p>69,9%</text:p>
          </table:table-cell>
          <table:table-cell office:value-type="float" office:value="8414" table:style-name="ce37">
            <text:p>8.414</text:p>
          </table:table-cell>
          <table:table-cell office:value-type="percentage" office:value="0.70145894122551067" table:style-name="ce38">
            <text:p>70,1%</text:p>
          </table:table-cell>
          <table:table-cell office:value-type="float" office:value="7499" table:style-name="ce37">
            <text:p>7.499</text:p>
          </table:table-cell>
          <table:table-cell office:value-type="percentage" office:value="0.78326718195111766" table:style-name="ce38">
            <text:p>78,3%</text:p>
          </table:table-cell>
          <table:table-cell office:value-type="float" office:value="56462" table:style-name="ce37">
            <text:p>56.462</text:p>
          </table:table-cell>
          <table:table-cell office:value-type="float" office:value="70927" table:style-name="ce37">
            <text:p>70.927</text:p>
          </table:table-cell>
          <table:table-cell office:value-type="percentage" office:value="0.79605791870514753" table:style-name="ce38">
            <text:p>79,6%</text:p>
          </table:table-cell>
          <table:table-cell office:value-type="percentage" office:value="0.64842206807846015" table:style-name="ce38">
            <text:p>64,8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Fuerzas Armadas</text:p>
          </table:table-cell>
          <table:table-cell office:value-type="float" office:value="32" table:style-name="ce37">
            <text:p>32</text:p>
          </table:table-cell>
          <table:table-cell office:value-type="string" table:style-name="ce38">
            <text:p>-</text:p>
          </table:table-cell>
          <table:table-cell office:value-type="float" office:value="18" table:style-name="ce37">
            <text:p>18</text:p>
          </table:table-cell>
          <table:table-cell office:value-type="string" table:style-name="ce38">
            <text:p>-</text:p>
          </table:table-cell>
          <table:table-cell office:value-type="float" office:value="3525" table:style-name="ce37">
            <text:p>3.525</text:p>
          </table:table-cell>
          <table:table-cell office:value-type="string" table:style-name="ce38">
            <text:p>-</text:p>
          </table:table-cell>
          <table:table-cell office:value-type="float" office:value="9501" table:style-name="ce37">
            <text:p>9.501</text:p>
          </table:table-cell>
          <table:table-cell office:value-type="string" table:style-name="ce38">
            <text:p>-</text:p>
          </table:table-cell>
          <table:table-cell office:value-type="float" office:value="21973" table:style-name="ce37">
            <text:p>21.973</text:p>
          </table:table-cell>
          <table:table-cell office:value-type="string" table:style-name="ce38">
            <text:p>-</text:p>
          </table:table-cell>
          <table:table-cell office:value-type="float" office:value="31769" table:style-name="ce37">
            <text:p>31.769</text:p>
          </table:table-cell>
          <table:table-cell office:value-type="string" table:style-name="ce38">
            <text:p>-</text:p>
          </table:table-cell>
          <table:table-cell office:value-type="float" office:value="24467" table:style-name="ce37">
            <text:p>24.467</text:p>
          </table:table-cell>
          <table:table-cell office:value-type="string" table:style-name="ce38">
            <text:p>-</text:p>
          </table:table-cell>
          <table:table-cell office:value-type="float" office:value="1168" table:style-name="ce37">
            <text:p>1.168</text:p>
          </table:table-cell>
          <table:table-cell office:value-type="string" table:style-name="ce38">
            <text:p>-</text:p>
          </table:table-cell>
          <table:table-cell office:value-type="float" office:value="92453" table:style-name="ce37">
            <text:p>92.453</text:p>
          </table:table-cell>
          <table:table-cell office:value-type="string" table:style-name="ce37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9">
            <text:p>Sanidad Exterior</text:p>
          </table:table-cell>
          <table:table-cell office:value-type="float" office:value="26" table:style-name="ce40">
            <text:p>26</text:p>
          </table:table-cell>
          <table:table-cell office:value-type="string" table:style-name="ce41">
            <text:p>-</text:p>
          </table:table-cell>
          <table:table-cell office:value-type="float" office:value="33" table:style-name="ce40">
            <text:p>33</text:p>
          </table:table-cell>
          <table:table-cell office:value-type="string" table:style-name="ce41">
            <text:p>-</text:p>
          </table:table-cell>
          <table:table-cell office:value-type="float" office:value="211" table:style-name="ce40">
            <text:p>211</text:p>
          </table:table-cell>
          <table:table-cell office:value-type="string" table:style-name="ce41">
            <text:p>-</text:p>
          </table:table-cell>
          <table:table-cell office:value-type="float" office:value="606" table:style-name="ce40">
            <text:p>606</text:p>
          </table:table-cell>
          <table:table-cell office:value-type="string" table:style-name="ce41">
            <text:p>-</text:p>
          </table:table-cell>
          <table:table-cell office:value-type="float" office:value="1163" table:style-name="ce40">
            <text:p>1.163</text:p>
          </table:table-cell>
          <table:table-cell office:value-type="string" table:style-name="ce41">
            <text:p>-</text:p>
          </table:table-cell>
          <table:table-cell office:value-type="float" office:value="1300" table:style-name="ce40">
            <text:p>1.300</text:p>
          </table:table-cell>
          <table:table-cell office:value-type="string" table:style-name="ce41">
            <text:p>-</text:p>
          </table:table-cell>
          <table:table-cell office:value-type="float" office:value="1105" table:style-name="ce40">
            <text:p>1.105</text:p>
          </table:table-cell>
          <table:table-cell office:value-type="string" table:style-name="ce41">
            <text:p>-</text:p>
          </table:table-cell>
          <table:table-cell office:value-type="float" office:value="166" table:style-name="ce40">
            <text:p>166</text:p>
          </table:table-cell>
          <table:table-cell office:value-type="string" table:style-name="ce41">
            <text:p>-</text:p>
          </table:table-cell>
          <table:table-cell office:value-type="float" office:value="4610" table:style-name="ce40">
            <text:p>4.610</text:p>
          </table:table-cell>
          <table:table-cell office:value-type="string" table:style-name="ce40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table:number-columns-repeated="24" table:style-name="ce21"/>
          <table:table-cell table:number-columns-repeated="16339" table:style-name="ce42"/>
        </table:table-row>
        <table:table-row table:style-name="ro8">
          <table:table-cell office:value-type="string" table:style-name="ce43">
            <text:p>Total España</text:p>
          </table:table-cell>
          <table:table-cell office:value-type="float" office:value="2935662" table:style-name="ce44">
            <text:p>2.935.662</text:p>
          </table:table-cell>
          <table:table-cell office:value-type="percentage" office:value="1" table:style-name="ce45">
            <text:p>100,0%</text:p>
          </table:table-cell>
          <table:table-cell office:value-type="float" office:value="3939760" table:style-name="ce44">
            <text:p>3.939.760</text:p>
          </table:table-cell>
          <table:table-cell office:value-type="percentage" office:value="0.9948775834618041" table:style-name="ce45">
            <text:p>99,5%</text:p>
          </table:table-cell>
          <table:table-cell office:value-type="float" office:value="5267792" table:style-name="ce44">
            <text:p>5.267.792</text:p>
          </table:table-cell>
          <table:table-cell office:value-type="percentage" office:value="0.98703500440136061" table:style-name="ce45">
            <text:p>98,7%</text:p>
          </table:table-cell>
          <table:table-cell office:value-type="float" office:value="6658605" table:style-name="ce44">
            <text:p>6.658.605</text:p>
          </table:table-cell>
          <table:table-cell office:value-type="percentage" office:value="0.94672476926213645" table:style-name="ce45">
            <text:p>94,7%</text:p>
          </table:table-cell>
          <table:table-cell office:value-type="float" office:value="6933221" table:style-name="ce44">
            <text:p>6.933.221</text:p>
          </table:table-cell>
          <table:table-cell office:value-type="percentage" office:value="0.87854182165472572" table:style-name="ce45">
            <text:p>87,9%</text:p>
          </table:table-cell>
          <table:table-cell office:value-type="float" office:value="4827530" table:style-name="ce44">
            <text:p>4.827.530</text:p>
          </table:table-cell>
          <table:table-cell office:value-type="percentage" office:value="0.77483430847089663" table:style-name="ce45">
            <text:p>77,5%</text:p>
          </table:table-cell>
          <table:table-cell office:value-type="float" office:value="3890746" table:style-name="ce44">
            <text:p>3.890.746</text:p>
          </table:table-cell>
          <table:table-cell office:value-type="percentage" office:value="0.78686132863059799" table:style-name="ce45">
            <text:p>78,7%</text:p>
          </table:table-cell>
          <table:table-cell office:value-type="float" office:value="3226769" table:style-name="ce44">
            <text:p>3.226.769</text:p>
          </table:table-cell>
          <table:table-cell office:value-type="percentage" office:value="0.82978389101099959" table:style-name="ce45">
            <text:p>83,0%</text:p>
          </table:table-cell>
          <table:table-cell office:value-type="float" office:value="37680085" table:style-name="ce44">
            <text:p>37.680.085</text:p>
          </table:table-cell>
          <table:table-cell office:value-type="float" office:value="42119827" table:style-name="ce44">
            <text:p>42.119.827</text:p>
          </table:table-cell>
          <table:table-cell office:value-type="percentage" office:value="0.89459258700184119" table:style-name="ce45">
            <text:p>89,5%</text:p>
          </table:table-cell>
          <table:table-cell office:value-type="percentage" office:value="0.79408753847011415" table:style-name="ce45">
            <text:p>79,4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6"/>
          <table:table-cell table:style-name="ce21"/>
          <table:table-cell table:style-name="ce46"/>
          <table:table-cell table:style-name="ce42"/>
          <table:table-cell table:style-name="ce46"/>
          <table:table-cell table:style-name="ce21"/>
          <table:table-cell table:style-name="ce46"/>
          <table:table-cell table:number-columns-repeated="2" table:style-name="ce21"/>
          <table:table-cell table:style-name="ce46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21"/>
        <table:table-column table:style-name="co8" table:default-cell-style-name="ce46"/>
        <table:table-column table:style-name="co8" table:default-cell-style-name="ce42"/>
        <table:table-column table:style-name="co4" table:default-cell-style-name="ce46"/>
        <table:table-column table:style-name="co4" table:default-cell-style-name="ce21"/>
        <table:table-column table:style-name="co4" table:default-cell-style-name="ce46"/>
        <table:table-column table:style-name="co4" table:number-columns-repeated="2" table:default-cell-style-name="ce21"/>
        <table:table-column table:style-name="co4" table:default-cell-style-name="ce46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7"/>
          <table:table-cell office:value-type="string" table:style-name="ce28">
            <text:p>Personas pauta completa ≥80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70-7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60-6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50-5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40-4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30-3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20-29 años</text:p>
          </table:table-cell>
          <table:table-cell office:value-type="string" table:style-name="ce29">
            <text:p>%</text:p>
          </table:table-cell>
          <table:table-cell office:value-type="string" table:style-name="ce28">
            <text:p>Personas pauta completa 12-19 años</text:p>
          </table:table-cell>
          <table:table-cell office:value-type="string" table:style-name="ce29">
            <text:p>%</text:p>
          </table:table-cell>
          <table:table-cell office:value-type="string" table:style-name="ce30">
            <text:p>Total Personas pauta completa</text:p>
          </table:table-cell>
          <table:table-cell office:value-type="string" table:style-name="ce30">
            <text:p>Total Población INE Población a Vacunar (1)</text:p>
          </table:table-cell>
          <table:table-cell office:value-type="string" table:style-name="ce31">
            <text:p>% pauta completa sobre Población a Vacunar INE</text:p>
          </table:table-cell>
          <table:table-cell office:value-type="string" table:style-name="ce31">
            <text:p>% pauta completa sobre Total Población INE</text:p>
          </table:table-cell>
          <table:table-cell table:number-columns-repeated="16363" table:style-name="ce32"/>
        </table:table-row>
        <table:table-row table:style-name="ro5">
          <table:table-cell office:value-type="string" table:style-name="ce33">
            <text:p>Andalucía</text:p>
          </table:table-cell>
          <table:table-cell office:value-type="float" office:value="427277" table:style-name="ce34">
            <text:p>427.277</text:p>
          </table:table-cell>
          <table:table-cell office:value-type="percentage" office:value="1" table:style-name="ce35">
            <text:p>100,0%</text:p>
          </table:table-cell>
          <table:table-cell office:value-type="float" office:value="648060" table:style-name="ce34">
            <text:p>648.060</text:p>
          </table:table-cell>
          <table:table-cell office:value-type="percentage" office:value="0.99643132256323597" table:style-name="ce35">
            <text:p>99,6%</text:p>
          </table:table-cell>
          <table:table-cell office:value-type="float" office:value="914713" table:style-name="ce34">
            <text:p>914.713</text:p>
          </table:table-cell>
          <table:table-cell office:value-type="percentage" office:value="0.99843474900861984" table:style-name="ce35">
            <text:p>99,8%</text:p>
          </table:table-cell>
          <table:table-cell office:value-type="float" office:value="1195073" table:style-name="ce34">
            <text:p>1.195.073</text:p>
          </table:table-cell>
          <table:table-cell office:value-type="percentage" office:value="0.94470605626309756" table:style-name="ce35">
            <text:p>94,5%</text:p>
          </table:table-cell>
          <table:table-cell office:value-type="float" office:value="1219115" table:style-name="ce34">
            <text:p>1.219.115</text:p>
          </table:table-cell>
          <table:table-cell office:value-type="percentage" office:value="0.88015499085273852" table:style-name="ce35">
            <text:p>88,0%</text:p>
          </table:table-cell>
          <table:table-cell office:value-type="float" office:value="880010" table:style-name="ce34">
            <text:p>880.010</text:p>
          </table:table-cell>
          <table:table-cell office:value-type="percentage" office:value="0.77179168526692721" table:style-name="ce35">
            <text:p>77,2%</text:p>
          </table:table-cell>
          <table:table-cell office:value-type="float" office:value="700711" table:style-name="ce34">
            <text:p>700.711</text:p>
          </table:table-cell>
          <table:table-cell office:value-type="percentage" office:value="0.75453012473725922" table:style-name="ce35">
            <text:p>75,5%</text:p>
          </table:table-cell>
          <table:table-cell office:value-type="float" office:value="596431" table:style-name="ce34">
            <text:p>596.431</text:p>
          </table:table-cell>
          <table:table-cell office:value-type="percentage" office:value="0.7921708790063049" table:style-name="ce35">
            <text:p>79,2%</text:p>
          </table:table-cell>
          <table:table-cell office:value-type="float" office:value="6581390" table:style-name="ce34">
            <text:p>6.581.390</text:p>
          </table:table-cell>
          <table:table-cell office:value-type="float" office:value="7451975" table:style-name="ce34">
            <text:p>7.451.975</text:p>
          </table:table-cell>
          <table:table-cell office:value-type="percentage" office:value="0.88317392369137038" table:style-name="ce35">
            <text:p>88,3%</text:p>
          </table:table-cell>
          <table:table-cell office:value-type="percentage" office:value="0.7775366767988936" table:style-name="ce35">
            <text:p>77,8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ragón</text:p>
          </table:table-cell>
          <table:table-cell office:value-type="float" office:value="99818" table:style-name="ce37">
            <text:p>99.818</text:p>
          </table:table-cell>
          <table:table-cell office:value-type="percentage" office:value="1" table:style-name="ce38">
            <text:p>100,0%</text:p>
          </table:table-cell>
          <table:table-cell office:value-type="float" office:value="118343" table:style-name="ce37">
            <text:p>118.343</text:p>
          </table:table-cell>
          <table:table-cell office:value-type="percentage" office:value="0.99485519734353323" table:style-name="ce38">
            <text:p>99,5%</text:p>
          </table:table-cell>
          <table:table-cell office:value-type="float" office:value="151997" table:style-name="ce37">
            <text:p>151.997</text:p>
          </table:table-cell>
          <table:table-cell office:value-type="percentage" office:value="0.9720529267684358" table:style-name="ce38">
            <text:p>97,2%</text:p>
          </table:table-cell>
          <table:table-cell office:value-type="float" office:value="183115" table:style-name="ce37">
            <text:p>183.115</text:p>
          </table:table-cell>
          <table:table-cell office:value-type="percentage" office:value="0.92358245992757204" table:style-name="ce38">
            <text:p>92,4%</text:p>
          </table:table-cell>
          <table:table-cell office:value-type="float" office:value="183562" table:style-name="ce37">
            <text:p>183.562</text:p>
          </table:table-cell>
          <table:table-cell office:value-type="percentage" office:value="0.85400315432463492" table:style-name="ce38">
            <text:p>85,4%</text:p>
          </table:table-cell>
          <table:table-cell office:value-type="float" office:value="119226" table:style-name="ce37">
            <text:p>119.226</text:p>
          </table:table-cell>
          <table:table-cell office:value-type="percentage" office:value="0.72572221613527632" table:style-name="ce38">
            <text:p>72,6%</text:p>
          </table:table-cell>
          <table:table-cell office:value-type="float" office:value="96741" table:style-name="ce37">
            <text:p>96.741</text:p>
          </table:table-cell>
          <table:table-cell office:value-type="percentage" office:value="0.74187314514459246" table:style-name="ce38">
            <text:p>74,2%</text:p>
          </table:table-cell>
          <table:table-cell office:value-type="float" office:value="80346" table:style-name="ce37">
            <text:p>80.346</text:p>
          </table:table-cell>
          <table:table-cell office:value-type="percentage" office:value="0.77923362655054362" table:style-name="ce38">
            <text:p>77,9%</text:p>
          </table:table-cell>
          <table:table-cell office:value-type="float" office:value="1033148" table:style-name="ce37">
            <text:p>1.033.148</text:p>
          </table:table-cell>
          <table:table-cell office:value-type="float" office:value="1185134" table:style-name="ce37">
            <text:p>1.185.134</text:p>
          </table:table-cell>
          <table:table-cell office:value-type="percentage" office:value="0.87175627397408229" table:style-name="ce38">
            <text:p>87,2%</text:p>
          </table:table-cell>
          <table:table-cell office:value-type="percentage" office:value="0.77715886447252913" table:style-name="ce38">
            <text:p>77,7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Asturias<text:s/></text:p>
          </table:table-cell>
          <table:table-cell office:value-type="float" office:value="88092" table:style-name="ce37">
            <text:p>88.092</text:p>
          </table:table-cell>
          <table:table-cell office:value-type="percentage" office:value="1" table:style-name="ce38">
            <text:p>100,0%</text:p>
          </table:table-cell>
          <table:table-cell office:value-type="float" office:value="113820" table:style-name="ce37">
            <text:p>113.820</text:p>
          </table:table-cell>
          <table:table-cell office:value-type="percentage" office:value="1" table:style-name="ce38">
            <text:p>100,0%</text:p>
          </table:table-cell>
          <table:table-cell office:value-type="float" office:value="146889" table:style-name="ce37">
            <text:p>146.889</text:p>
          </table:table-cell>
          <table:table-cell office:value-type="percentage" office:value="0.98153716622564346" table:style-name="ce38">
            <text:p>98,2%</text:p>
          </table:table-cell>
          <table:table-cell office:value-type="float" office:value="151884" table:style-name="ce37">
            <text:p>151.884</text:p>
          </table:table-cell>
          <table:table-cell office:value-type="percentage" office:value="0.93383749884718248" table:style-name="ce38">
            <text:p>93,4%</text:p>
          </table:table-cell>
          <table:table-cell office:value-type="float" office:value="148850" table:style-name="ce37">
            <text:p>148.850</text:p>
          </table:table-cell>
          <table:table-cell office:value-type="percentage" office:value="0.89135472744366528" table:style-name="ce38">
            <text:p>89,1%</text:p>
          </table:table-cell>
          <table:table-cell office:value-type="float" office:value="87943" table:style-name="ce37">
            <text:p>87.943</text:p>
          </table:table-cell>
          <table:table-cell office:value-type="percentage" office:value="0.76838996601165566" table:style-name="ce38">
            <text:p>76,8%</text:p>
          </table:table-cell>
          <table:table-cell office:value-type="float" office:value="63055" table:style-name="ce37">
            <text:p>63.055</text:p>
          </table:table-cell>
          <table:table-cell office:value-type="percentage" office:value="0.79704465877058817" table:style-name="ce38">
            <text:p>79,7%</text:p>
          </table:table-cell>
          <table:table-cell office:value-type="float" office:value="56829" table:style-name="ce37">
            <text:p>56.829</text:p>
          </table:table-cell>
          <table:table-cell office:value-type="percentage" office:value="0.88795312500000001" table:style-name="ce38">
            <text:p>88,8%</text:p>
          </table:table-cell>
          <table:table-cell office:value-type="float" office:value="857362" table:style-name="ce37">
            <text:p>857.362</text:p>
          </table:table-cell>
          <table:table-cell office:value-type="float" office:value="933927" table:style-name="ce37">
            <text:p>933.927</text:p>
          </table:table-cell>
          <table:table-cell office:value-type="percentage" office:value="0.91801821769795711" table:style-name="ce38">
            <text:p>91,8%</text:p>
          </table:table-cell>
          <table:table-cell office:value-type="percentage" office:value="0.84155424506077836" table:style-name="ce38">
            <text:p>84,2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Baleares</text:p>
          </table:table-cell>
          <table:table-cell office:value-type="float" office:value="50792" table:style-name="ce37">
            <text:p>50.792</text:p>
          </table:table-cell>
          <table:table-cell office:value-type="percentage" office:value="1" table:style-name="ce38">
            <text:p>100,0%</text:p>
          </table:table-cell>
          <table:table-cell office:value-type="float" office:value="78620" table:style-name="ce37">
            <text:p>78.620</text:p>
          </table:table-cell>
          <table:table-cell office:value-type="percentage" office:value="0.97645188533955984" table:style-name="ce38">
            <text:p>97,6%</text:p>
          </table:table-cell>
          <table:table-cell office:value-type="float" office:value="108805" table:style-name="ce37">
            <text:p>108.805</text:p>
          </table:table-cell>
          <table:table-cell office:value-type="percentage" office:value="0.92812481340259834" table:style-name="ce38">
            <text:p>92,8%</text:p>
          </table:table-cell>
          <table:table-cell office:value-type="float" office:value="147503" table:style-name="ce37">
            <text:p>147.503</text:p>
          </table:table-cell>
          <table:table-cell office:value-type="percentage" office:value="0.88966024716973169" table:style-name="ce38">
            <text:p>89,0%</text:p>
          </table:table-cell>
          <table:table-cell office:value-type="float" office:value="162393" table:style-name="ce37">
            <text:p>162.393</text:p>
          </table:table-cell>
          <table:table-cell office:value-type="percentage" office:value="0.78765787788836505" table:style-name="ce38">
            <text:p>78,8%</text:p>
          </table:table-cell>
          <table:table-cell office:value-type="float" office:value="118217" table:style-name="ce37">
            <text:p>118.217</text:p>
          </table:table-cell>
          <table:table-cell office:value-type="percentage" office:value="0.64887725249331729" table:style-name="ce38">
            <text:p>64,9%</text:p>
          </table:table-cell>
          <table:table-cell office:value-type="float" office:value="89177" table:style-name="ce37">
            <text:p>89.177</text:p>
          </table:table-cell>
          <table:table-cell office:value-type="percentage" office:value="0.64648185469255193" table:style-name="ce38">
            <text:p>64,6%</text:p>
          </table:table-cell>
          <table:table-cell office:value-type="float" office:value="69379" table:style-name="ce37">
            <text:p>69.379</text:p>
          </table:table-cell>
          <table:table-cell office:value-type="percentage" office:value="0.72663385002094683" table:style-name="ce38">
            <text:p>72,7%</text:p>
          </table:table-cell>
          <table:table-cell office:value-type="float" office:value="824886" table:style-name="ce37">
            <text:p>824.886</text:p>
          </table:table-cell>
          <table:table-cell office:value-type="float" office:value="1034867" table:style-name="ce37">
            <text:p>1.034.867</text:p>
          </table:table-cell>
          <table:table-cell office:value-type="percentage" office:value="0.79709373281784035" table:style-name="ce38">
            <text:p>79,7%</text:p>
          </table:table-cell>
          <table:table-cell office:value-type="percentage" office:value="0.7041021968463812" table:style-name="ce38">
            <text:p>70,4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arias</text:p>
          </table:table-cell>
          <table:table-cell office:value-type="float" office:value="91683" table:style-name="ce37">
            <text:p>91.683</text:p>
          </table:table-cell>
          <table:table-cell office:value-type="percentage" office:value="1" table:style-name="ce38">
            <text:p>100,0%</text:p>
          </table:table-cell>
          <table:table-cell office:value-type="float" office:value="149922" table:style-name="ce37">
            <text:p>149.922</text:p>
          </table:table-cell>
          <table:table-cell office:value-type="percentage" office:value="0.97017426924047601" table:style-name="ce38">
            <text:p>97,0%</text:p>
          </table:table-cell>
          <table:table-cell office:value-type="float" office:value="219405" table:style-name="ce37">
            <text:p>219.405</text:p>
          </table:table-cell>
          <table:table-cell office:value-type="percentage" office:value="0.93327293144811396" table:style-name="ce38">
            <text:p>93,3%</text:p>
          </table:table-cell>
          <table:table-cell office:value-type="float" office:value="316709" table:style-name="ce37">
            <text:p>316.709</text:p>
          </table:table-cell>
          <table:table-cell office:value-type="percentage" office:value="0.90356107636828409" table:style-name="ce38">
            <text:p>90,4%</text:p>
          </table:table-cell>
          <table:table-cell office:value-type="float" office:value="310996" table:style-name="ce37">
            <text:p>310.996</text:p>
          </table:table-cell>
          <table:table-cell office:value-type="percentage" office:value="0.80169311514626573" table:style-name="ce38">
            <text:p>80,2%</text:p>
          </table:table-cell>
          <table:table-cell office:value-type="float" office:value="217515" table:style-name="ce37">
            <text:p>217.515</text:p>
          </table:table-cell>
          <table:table-cell office:value-type="percentage" office:value="0.6995536030154309" table:style-name="ce38">
            <text:p>70,0%</text:p>
          </table:table-cell>
          <table:table-cell office:value-type="float" office:value="172322" table:style-name="ce37">
            <text:p>172.322</text:p>
          </table:table-cell>
          <table:table-cell office:value-type="percentage" office:value="0.68450196227974003" table:style-name="ce38">
            <text:p>68,5%</text:p>
          </table:table-cell>
          <table:table-cell office:value-type="float" office:value="133931" table:style-name="ce37">
            <text:p>133.931</text:p>
          </table:table-cell>
          <table:table-cell office:value-type="percentage" office:value="0.74490119412448486" table:style-name="ce38">
            <text:p>74,5%</text:p>
          </table:table-cell>
          <table:table-cell office:value-type="float" office:value="1612483" table:style-name="ce37">
            <text:p>1.612.483</text:p>
          </table:table-cell>
          <table:table-cell office:value-type="float" office:value="1960774" table:style-name="ce37">
            <text:p>1.960.774</text:p>
          </table:table-cell>
          <table:table-cell office:value-type="percentage" office:value="0.82237065566964884" table:style-name="ce38">
            <text:p>82,2%</text:p>
          </table:table-cell>
          <table:table-cell office:value-type="percentage" office:value="0.7410471370692" table:style-name="ce38">
            <text:p>74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ntabria</text:p>
          </table:table-cell>
          <table:table-cell office:value-type="float" office:value="41800" table:style-name="ce37">
            <text:p>41.800</text:p>
          </table:table-cell>
          <table:table-cell office:value-type="percentage" office:value="1" table:style-name="ce38">
            <text:p>100,0%</text:p>
          </table:table-cell>
          <table:table-cell office:value-type="float" office:value="55651" table:style-name="ce37">
            <text:p>55.651</text:p>
          </table:table-cell>
          <table:table-cell office:value-type="percentage" office:value="1" table:style-name="ce38">
            <text:p>100,0%</text:p>
          </table:table-cell>
          <table:table-cell office:value-type="float" office:value="76024" table:style-name="ce37">
            <text:p>76.024</text:p>
          </table:table-cell>
          <table:table-cell office:value-type="percentage" office:value="0.98292068006981703" table:style-name="ce38">
            <text:p>98,3%</text:p>
          </table:table-cell>
          <table:table-cell office:value-type="float" office:value="83385" table:style-name="ce37">
            <text:p>83.385</text:p>
          </table:table-cell>
          <table:table-cell office:value-type="percentage" office:value="0.9268707482993197" table:style-name="ce38">
            <text:p>92,7%</text:p>
          </table:table-cell>
          <table:table-cell office:value-type="float" office:value="86333" table:style-name="ce37">
            <text:p>86.333</text:p>
          </table:table-cell>
          <table:table-cell office:value-type="percentage" office:value="0.88303040841166425" table:style-name="ce38">
            <text:p>88,3%</text:p>
          </table:table-cell>
          <table:table-cell office:value-type="float" office:value="52270" table:style-name="ce37">
            <text:p>52.270</text:p>
          </table:table-cell>
          <table:table-cell office:value-type="percentage" office:value="0.74170249599137261" table:style-name="ce38">
            <text:p>74,2%</text:p>
          </table:table-cell>
          <table:table-cell office:value-type="float" office:value="37915" table:style-name="ce37">
            <text:p>37.915</text:p>
          </table:table-cell>
          <table:table-cell office:value-type="percentage" office:value="0.75071775071775071" table:style-name="ce38">
            <text:p>75,1%</text:p>
          </table:table-cell>
          <table:table-cell office:value-type="float" office:value="33626" table:style-name="ce37">
            <text:p>33.626</text:p>
          </table:table-cell>
          <table:table-cell office:value-type="percentage" office:value="0.76487045924982366" table:style-name="ce38">
            <text:p>76,5%</text:p>
          </table:table-cell>
          <table:table-cell office:value-type="float" office:value="467004" table:style-name="ce37">
            <text:p>467.004</text:p>
          </table:table-cell>
          <table:table-cell office:value-type="float" office:value="524127" table:style-name="ce37">
            <text:p>524.127</text:p>
          </table:table-cell>
          <table:table-cell office:value-type="percentage" office:value="0.89101305599597047" table:style-name="ce38">
            <text:p>89,1%</text:p>
          </table:table-cell>
          <table:table-cell office:value-type="percentage" office:value="0.80116657088204768" table:style-name="ce38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y Leon</text:p>
          </table:table-cell>
          <table:table-cell office:value-type="float" office:value="226676" table:style-name="ce37">
            <text:p>226.676</text:p>
          </table:table-cell>
          <table:table-cell office:value-type="percentage" office:value="1" table:style-name="ce38">
            <text:p>100,0%</text:p>
          </table:table-cell>
          <table:table-cell office:value-type="float" office:value="248819" table:style-name="ce37">
            <text:p>248.819</text:p>
          </table:table-cell>
          <table:table-cell office:value-type="percentage" office:value="1" table:style-name="ce38">
            <text:p>100,0%</text:p>
          </table:table-cell>
          <table:table-cell office:value-type="float" office:value="316758" table:style-name="ce37">
            <text:p>316.758</text:p>
          </table:table-cell>
          <table:table-cell office:value-type="percentage" office:value="0.99429647649690023" table:style-name="ce38">
            <text:p>99,4%</text:p>
          </table:table-cell>
          <table:table-cell office:value-type="float" office:value="347471" table:style-name="ce37">
            <text:p>347.471</text:p>
          </table:table-cell>
          <table:table-cell office:value-type="percentage" office:value="0.91157867121400926" table:style-name="ce38">
            <text:p>91,2%</text:p>
          </table:table-cell>
          <table:table-cell office:value-type="float" office:value="313563" table:style-name="ce37">
            <text:p>313.563</text:p>
          </table:table-cell>
          <table:table-cell office:value-type="percentage" office:value="0.86308473596564872" table:style-name="ce38">
            <text:p>86,3%</text:p>
          </table:table-cell>
          <table:table-cell office:value-type="float" office:value="202531" table:style-name="ce37">
            <text:p>202.531</text:p>
          </table:table-cell>
          <table:table-cell office:value-type="percentage" office:value="0.75632508411661681" table:style-name="ce38">
            <text:p>75,6%</text:p>
          </table:table-cell>
          <table:table-cell office:value-type="float" office:value="160429" table:style-name="ce37">
            <text:p>160.429</text:p>
          </table:table-cell>
          <table:table-cell office:value-type="percentage" office:value="0.76030539415940779" table:style-name="ce38">
            <text:p>76,0%</text:p>
          </table:table-cell>
          <table:table-cell office:value-type="float" office:value="126209" table:style-name="ce37">
            <text:p>126.209</text:p>
          </table:table-cell>
          <table:table-cell office:value-type="percentage" office:value="0.76332087430900797" table:style-name="ce38">
            <text:p>76,3%</text:p>
          </table:table-cell>
          <table:table-cell office:value-type="float" office:value="1942456" table:style-name="ce37">
            <text:p>1.942.456</text:p>
          </table:table-cell>
          <table:table-cell office:value-type="float" office:value="2176253" table:style-name="ce37">
            <text:p>2.176.253</text:p>
          </table:table-cell>
          <table:table-cell office:value-type="percentage" office:value="0.89256901656195309" table:style-name="ce38">
            <text:p>89,3%</text:p>
          </table:table-cell>
          <table:table-cell office:value-type="percentage" office:value="0.81107411610752433" table:style-name="ce38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stilla - La Mancha</text:p>
          </table:table-cell>
          <table:table-cell office:value-type="float" office:value="136018" table:style-name="ce37">
            <text:p>136.018</text:p>
          </table:table-cell>
          <table:table-cell office:value-type="percentage" office:value="1" table:style-name="ce38">
            <text:p>100,0%</text:p>
          </table:table-cell>
          <table:table-cell office:value-type="float" office:value="156977" table:style-name="ce37">
            <text:p>156.977</text:p>
          </table:table-cell>
          <table:table-cell office:value-type="percentage" office:value="0.98664998962922923" table:style-name="ce38">
            <text:p>98,7%</text:p>
          </table:table-cell>
          <table:table-cell office:value-type="float" office:value="214911" table:style-name="ce37">
            <text:p>214.911</text:p>
          </table:table-cell>
          <table:table-cell office:value-type="percentage" office:value="0.98382651846697555" table:style-name="ce38">
            <text:p>98,4%</text:p>
          </table:table-cell>
          <table:table-cell office:value-type="float" office:value="276115" table:style-name="ce37">
            <text:p>276.115</text:p>
          </table:table-cell>
          <table:table-cell office:value-type="percentage" office:value="0.89799920644729059" table:style-name="ce38">
            <text:p>89,8%</text:p>
          </table:table-cell>
          <table:table-cell office:value-type="float" office:value="273871" table:style-name="ce37">
            <text:p>273.871</text:p>
          </table:table-cell>
          <table:table-cell office:value-type="percentage" office:value="0.82839339997882666" table:style-name="ce38">
            <text:p>82,8%</text:p>
          </table:table-cell>
          <table:table-cell office:value-type="float" office:value="190978" table:style-name="ce37">
            <text:p>190.978</text:p>
          </table:table-cell>
          <table:table-cell office:value-type="percentage" office:value="0.71822971707515204" table:style-name="ce38">
            <text:p>71,8%</text:p>
          </table:table-cell>
          <table:table-cell office:value-type="float" office:value="155872" table:style-name="ce37">
            <text:p>155.872</text:p>
          </table:table-cell>
          <table:table-cell office:value-type="percentage" office:value="0.71471738602130319" table:style-name="ce38">
            <text:p>71,5%</text:p>
          </table:table-cell>
          <table:table-cell office:value-type="float" office:value="131931" table:style-name="ce37">
            <text:p>131.931</text:p>
          </table:table-cell>
          <table:table-cell office:value-type="percentage" office:value="0.75834617064815024" table:style-name="ce38">
            <text:p>75,8%</text:p>
          </table:table-cell>
          <table:table-cell office:value-type="float" office:value="1536673" table:style-name="ce37">
            <text:p>1.536.673</text:p>
          </table:table-cell>
          <table:table-cell office:value-type="float" office:value="1808784" table:style-name="ce37">
            <text:p>1.808.784</text:p>
          </table:table-cell>
          <table:table-cell office:value-type="percentage" office:value="0.84956136277189542" table:style-name="ce38">
            <text:p>85,0%</text:p>
          </table:table-cell>
          <table:table-cell office:value-type="percentage" office:value="0.75134814281683981" table:style-name="ce38">
            <text:p>75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ataluña</text:p>
          </table:table-cell>
          <table:table-cell office:value-type="float" office:value="452382" table:style-name="ce37">
            <text:p>452.382</text:p>
          </table:table-cell>
          <table:table-cell office:value-type="percentage" office:value="1" table:style-name="ce38">
            <text:p>100,0%</text:p>
          </table:table-cell>
          <table:table-cell office:value-type="float" office:value="613267" table:style-name="ce37">
            <text:p>613.267</text:p>
          </table:table-cell>
          <table:table-cell office:value-type="percentage" office:value="0.96533090295486168" table:style-name="ce38">
            <text:p>96,5%</text:p>
          </table:table-cell>
          <table:table-cell office:value-type="float" office:value="783786" table:style-name="ce37">
            <text:p>783.786</text:p>
          </table:table-cell>
          <table:table-cell office:value-type="percentage" office:value="0.93577002426025335" table:style-name="ce38">
            <text:p>93,6%</text:p>
          </table:table-cell>
          <table:table-cell office:value-type="float" office:value="1007550" table:style-name="ce37">
            <text:p>1.007.550</text:p>
          </table:table-cell>
          <table:table-cell office:value-type="percentage" office:value="0.92285075747861289" table:style-name="ce38">
            <text:p>92,3%</text:p>
          </table:table-cell>
          <table:table-cell office:value-type="float" office:value="1095160" table:style-name="ce37">
            <text:p>1.095.160</text:p>
          </table:table-cell>
          <table:table-cell office:value-type="percentage" office:value="0.83171129025521073" table:style-name="ce38">
            <text:p>83,2%</text:p>
          </table:table-cell>
          <table:table-cell office:value-type="float" office:value="719593" table:style-name="ce37">
            <text:p>719.593</text:p>
          </table:table-cell>
          <table:table-cell office:value-type="percentage" office:value="0.68883513361387327" table:style-name="ce38">
            <text:p>68,9%</text:p>
          </table:table-cell>
          <table:table-cell office:value-type="float" office:value="569245" table:style-name="ce37">
            <text:p>569.245</text:p>
          </table:table-cell>
          <table:table-cell office:value-type="percentage" office:value="0.67853290183387271" table:style-name="ce38">
            <text:p>67,9%</text:p>
          </table:table-cell>
          <table:table-cell office:value-type="float" office:value="462862" table:style-name="ce37">
            <text:p>462.862</text:p>
          </table:table-cell>
          <table:table-cell office:value-type="percentage" office:value="0.70540381549790754" table:style-name="ce38">
            <text:p>70,5%</text:p>
          </table:table-cell>
          <table:table-cell office:value-type="float" office:value="5703845" table:style-name="ce37">
            <text:p>5.703.845</text:p>
          </table:table-cell>
          <table:table-cell office:value-type="float" office:value="6868360" table:style-name="ce37">
            <text:p>6.868.360</text:p>
          </table:table-cell>
          <table:table-cell office:value-type="percentage" office:value="0.83045224769814041" table:style-name="ce38">
            <text:p>83,0%</text:p>
          </table:table-cell>
          <table:table-cell office:value-type="percentage" office:value="0.73309689544821088" table:style-name="ce38">
            <text:p>73,3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C. Valenciana</text:p>
          </table:table-cell>
          <table:table-cell office:value-type="float" office:value="292867" table:style-name="ce37">
            <text:p>292.867</text:p>
          </table:table-cell>
          <table:table-cell office:value-type="percentage" office:value="1" table:style-name="ce38">
            <text:p>100,0%</text:p>
          </table:table-cell>
          <table:table-cell office:value-type="float" office:value="431207" table:style-name="ce37">
            <text:p>431.207</text:p>
          </table:table-cell>
          <table:table-cell office:value-type="percentage" office:value="0.98480114739347102" table:style-name="ce38">
            <text:p>98,5%</text:p>
          </table:table-cell>
          <table:table-cell office:value-type="float" office:value="562063" table:style-name="ce37">
            <text:p>562.063</text:p>
          </table:table-cell>
          <table:table-cell office:value-type="percentage" office:value="0.96785930762766736" table:style-name="ce38">
            <text:p>96,8%</text:p>
          </table:table-cell>
          <table:table-cell office:value-type="float" office:value="707460" table:style-name="ce37">
            <text:p>707.460</text:p>
          </table:table-cell>
          <table:table-cell office:value-type="percentage" office:value="0.94035361953600394" table:style-name="ce38">
            <text:p>94,0%</text:p>
          </table:table-cell>
          <table:table-cell office:value-type="float" office:value="740409" table:style-name="ce37">
            <text:p>740.409</text:p>
          </table:table-cell>
          <table:table-cell office:value-type="percentage" office:value="0.8694450837729043" table:style-name="ce38">
            <text:p>86,9%</text:p>
          </table:table-cell>
          <table:table-cell office:value-type="float" office:value="488585" table:style-name="ce37">
            <text:p>488.585</text:p>
          </table:table-cell>
          <table:table-cell office:value-type="percentage" office:value="0.75310708599032927" table:style-name="ce38">
            <text:p>75,3%</text:p>
          </table:table-cell>
          <table:table-cell office:value-type="float" office:value="399550" table:style-name="ce37">
            <text:p>399.550</text:p>
          </table:table-cell>
          <table:table-cell office:value-type="percentage" office:value="0.7741326730294541" table:style-name="ce38">
            <text:p>77,4%</text:p>
          </table:table-cell>
          <table:table-cell office:value-type="float" office:value="341506" table:style-name="ce37">
            <text:p>341.506</text:p>
          </table:table-cell>
          <table:table-cell office:value-type="percentage" office:value="0.80443124294810042" table:style-name="ce38">
            <text:p>80,4%</text:p>
          </table:table-cell>
          <table:table-cell office:value-type="float" office:value="3963647" table:style-name="ce37">
            <text:p>3.963.647</text:p>
          </table:table-cell>
          <table:table-cell office:value-type="float" office:value="4488459" table:style-name="ce37">
            <text:p>4.488.459</text:p>
          </table:table-cell>
          <table:table-cell office:value-type="percentage" office:value="0.88307523807168564" table:style-name="ce38">
            <text:p>88,3%</text:p>
          </table:table-cell>
          <table:table-cell office:value-type="percentage" office:value="0.78373943839791294" table:style-name="ce38">
            <text:p>78,4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Extremadura</text:p>
          </table:table-cell>
          <table:table-cell office:value-type="float" office:value="77318" table:style-name="ce37">
            <text:p>77.318</text:p>
          </table:table-cell>
          <table:table-cell office:value-type="percentage" office:value="1" table:style-name="ce38">
            <text:p>100,0%</text:p>
          </table:table-cell>
          <table:table-cell office:value-type="float" office:value="95348" table:style-name="ce37">
            <text:p>95.348</text:p>
          </table:table-cell>
          <table:table-cell office:value-type="percentage" office:value="1" table:style-name="ce38">
            <text:p>100,0%</text:p>
          </table:table-cell>
          <table:table-cell office:value-type="float" office:value="131251" table:style-name="ce37">
            <text:p>131.251</text:p>
          </table:table-cell>
          <table:table-cell office:value-type="percentage" office:value="1.0475190946311563" table:style-name="ce38">
            <text:p>104,8%</text:p>
          </table:table-cell>
          <table:table-cell office:value-type="float" office:value="159934" table:style-name="ce37">
            <text:p>159.934</text:p>
          </table:table-cell>
          <table:table-cell office:value-type="percentage" office:value="0.94514703101361575" table:style-name="ce38">
            <text:p>94,5%</text:p>
          </table:table-cell>
          <table:table-cell office:value-type="float" office:value="143784" table:style-name="ce37">
            <text:p>143.784</text:p>
          </table:table-cell>
          <table:table-cell office:value-type="percentage" office:value="0.9015009969027048" table:style-name="ce38">
            <text:p>90,2%</text:p>
          </table:table-cell>
          <table:table-cell office:value-type="float" office:value="108956" table:style-name="ce37">
            <text:p>108.956</text:p>
          </table:table-cell>
          <table:table-cell office:value-type="percentage" office:value="0.81627821604896655" table:style-name="ce38">
            <text:p>81,6%</text:p>
          </table:table-cell>
          <table:table-cell office:value-type="float" office:value="87319" table:style-name="ce37">
            <text:p>87.319</text:p>
          </table:table-cell>
          <table:table-cell office:value-type="percentage" office:value="0.77055241793152141" table:style-name="ce38">
            <text:p>77,1%</text:p>
          </table:table-cell>
          <table:table-cell office:value-type="float" office:value="69774" table:style-name="ce37">
            <text:p>69.774</text:p>
          </table:table-cell>
          <table:table-cell office:value-type="percentage" office:value="0.82329203539823004" table:style-name="ce38">
            <text:p>82,3%</text:p>
          </table:table-cell>
          <table:table-cell office:value-type="float" office:value="873684" table:style-name="ce37">
            <text:p>873.684</text:p>
          </table:table-cell>
          <table:table-cell office:value-type="float" office:value="953437" table:style-name="ce37">
            <text:p>953.437</text:p>
          </table:table-cell>
          <table:table-cell office:value-type="percentage" office:value="0.91635210297062097" table:style-name="ce38">
            <text:p>91,6%</text:p>
          </table:table-cell>
          <table:table-cell office:value-type="percentage" office:value="0.82114161169262412" table:style-name="ce38">
            <text:p>82,1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Galicia</text:p>
          </table:table-cell>
          <table:table-cell office:value-type="float" office:value="240385" table:style-name="ce37">
            <text:p>240.385</text:p>
          </table:table-cell>
          <table:table-cell office:value-type="percentage" office:value="1" table:style-name="ce38">
            <text:p>100,0%</text:p>
          </table:table-cell>
          <table:table-cell office:value-type="float" office:value="289577" table:style-name="ce37">
            <text:p>289.577</text:p>
          </table:table-cell>
          <table:table-cell office:value-type="percentage" office:value="0.99936154499209695" table:style-name="ce38">
            <text:p>99,9%</text:p>
          </table:table-cell>
          <table:table-cell office:value-type="float" office:value="342490" table:style-name="ce37">
            <text:p>342.490</text:p>
          </table:table-cell>
          <table:table-cell office:value-type="percentage" office:value="0.98721056591156064" table:style-name="ce38">
            <text:p>98,7%</text:p>
          </table:table-cell>
          <table:table-cell office:value-type="float" office:value="386609" table:style-name="ce37">
            <text:p>386.609</text:p>
          </table:table-cell>
          <table:table-cell office:value-type="percentage" office:value="0.95249932863418318" table:style-name="ce38">
            <text:p>95,2%</text:p>
          </table:table-cell>
          <table:table-cell office:value-type="float" office:value="400322" table:style-name="ce37">
            <text:p>400.322</text:p>
          </table:table-cell>
          <table:table-cell office:value-type="percentage" office:value="0.90321081356704669" table:style-name="ce38">
            <text:p>90,3%</text:p>
          </table:table-cell>
          <table:table-cell office:value-type="float" office:value="251638" table:style-name="ce37">
            <text:p>251.638</text:p>
          </table:table-cell>
          <table:table-cell office:value-type="percentage" office:value="0.77808217483797559" table:style-name="ce38">
            <text:p>77,8%</text:p>
          </table:table-cell>
          <table:table-cell office:value-type="float" office:value="185181" table:style-name="ce37">
            <text:p>185.181</text:p>
          </table:table-cell>
          <table:table-cell office:value-type="percentage" office:value="0.80171529259982421" table:style-name="ce38">
            <text:p>80,2%</text:p>
          </table:table-cell>
          <table:table-cell office:value-type="float" office:value="157266" table:style-name="ce37">
            <text:p>157.266</text:p>
          </table:table-cell>
          <table:table-cell office:value-type="percentage" office:value="0.8736660240990628" table:style-name="ce38">
            <text:p>87,4%</text:p>
          </table:table-cell>
          <table:table-cell office:value-type="float" office:value="2253468" table:style-name="ce37">
            <text:p>2.253.468</text:p>
          </table:table-cell>
          <table:table-cell office:value-type="float" office:value="2454497" table:style-name="ce37">
            <text:p>2.454.497</text:p>
          </table:table-cell>
          <table:table-cell office:value-type="percentage" office:value="0.91809767948382093" table:style-name="ce38">
            <text:p>91,8%</text:p>
          </table:table-cell>
          <table:table-cell office:value-type="percentage" office:value="0.834055871248222" table:style-name="ce38">
            <text:p>83,4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La Rioja</text:p>
          </table:table-cell>
          <table:table-cell office:value-type="float" office:value="23147" table:style-name="ce37">
            <text:p>23.147</text:p>
          </table:table-cell>
          <table:table-cell office:value-type="percentage" office:value="1" table:style-name="ce38">
            <text:p>100,0%</text:p>
          </table:table-cell>
          <table:table-cell office:value-type="float" office:value="28535" table:style-name="ce37">
            <text:p>28.535</text:p>
          </table:table-cell>
          <table:table-cell office:value-type="percentage" office:value="1" table:style-name="ce38">
            <text:p>100,0%</text:p>
          </table:table-cell>
          <table:table-cell office:value-type="float" office:value="37359" table:style-name="ce37">
            <text:p>37.359</text:p>
          </table:table-cell>
          <table:table-cell office:value-type="percentage" office:value="0.99048199798504688" table:style-name="ce38">
            <text:p>99,0%</text:p>
          </table:table-cell>
          <table:table-cell office:value-type="float" office:value="44606" table:style-name="ce37">
            <text:p>44.606</text:p>
          </table:table-cell>
          <table:table-cell office:value-type="percentage" office:value="0.93584256461899962" table:style-name="ce38">
            <text:p>93,6%</text:p>
          </table:table-cell>
          <table:table-cell office:value-type="float" office:value="46431" table:style-name="ce37">
            <text:p>46.431</text:p>
          </table:table-cell>
          <table:table-cell office:value-type="percentage" office:value="0.87693353731089585" table:style-name="ce38">
            <text:p>87,7%</text:p>
          </table:table-cell>
          <table:table-cell office:value-type="float" office:value="29491" table:style-name="ce37">
            <text:p>29.491</text:p>
          </table:table-cell>
          <table:table-cell office:value-type="percentage" office:value="0.7500445077443475" table:style-name="ce38">
            <text:p>75,0%</text:p>
          </table:table-cell>
          <table:table-cell office:value-type="float" office:value="21889" table:style-name="ce37">
            <text:p>21.889</text:p>
          </table:table-cell>
          <table:table-cell office:value-type="percentage" office:value="0.7186617637402325" table:style-name="ce38">
            <text:p>71,9%</text:p>
          </table:table-cell>
          <table:table-cell office:value-type="float" office:value="19363" table:style-name="ce37">
            <text:p>19.363</text:p>
          </table:table-cell>
          <table:table-cell office:value-type="percentage" office:value="0.7583816387278709" table:style-name="ce38">
            <text:p>75,8%</text:p>
          </table:table-cell>
          <table:table-cell office:value-type="float" office:value="250821" table:style-name="ce37">
            <text:p>250.821</text:p>
          </table:table-cell>
          <table:table-cell office:value-type="float" office:value="283970" table:style-name="ce37">
            <text:p>283.970</text:p>
          </table:table-cell>
          <table:table-cell office:value-type="percentage" office:value="0.88326583794062752" table:style-name="ce38">
            <text:p>88,3%</text:p>
          </table:table-cell>
          <table:table-cell office:value-type="percentage" office:value="0.78402633207674566" table:style-name="ce38">
            <text:p>78,4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adrid</text:p>
          </table:table-cell>
          <table:table-cell office:value-type="float" office:value="370438" table:style-name="ce37">
            <text:p>370.438</text:p>
          </table:table-cell>
          <table:table-cell office:value-type="percentage" office:value="1" table:style-name="ce38">
            <text:p>100,0%</text:p>
          </table:table-cell>
          <table:table-cell office:value-type="float" office:value="507928" table:style-name="ce37">
            <text:p>507.928</text:p>
          </table:table-cell>
          <table:table-cell office:value-type="percentage" office:value="0.96549390683183767" table:style-name="ce38">
            <text:p>96,5%</text:p>
          </table:table-cell>
          <table:table-cell office:value-type="float" office:value="673384" table:style-name="ce37">
            <text:p>673.384</text:p>
          </table:table-cell>
          <table:table-cell office:value-type="percentage" office:value="0.95743207601628266" table:style-name="ce38">
            <text:p>95,7%</text:p>
          </table:table-cell>
          <table:table-cell office:value-type="float" office:value="926791" table:style-name="ce37">
            <text:p>926.791</text:p>
          </table:table-cell>
          <table:table-cell office:value-type="percentage" office:value="0.95272121326133374" table:style-name="ce38">
            <text:p>95,3%</text:p>
          </table:table-cell>
          <table:table-cell office:value-type="float" office:value="997118" table:style-name="ce37">
            <text:p>997.118</text:p>
          </table:table-cell>
          <table:table-cell office:value-type="percentage" office:value="0.85518250453913525" table:style-name="ce38">
            <text:p>85,5%</text:p>
          </table:table-cell>
          <table:table-cell office:value-type="float" office:value="695060" table:style-name="ce37">
            <text:p>695.060</text:p>
          </table:table-cell>
          <table:table-cell office:value-type="percentage" office:value="0.73191946421801946" table:style-name="ce38">
            <text:p>73,2%</text:p>
          </table:table-cell>
          <table:table-cell office:value-type="float" office:value="539885" table:style-name="ce37">
            <text:p>539.885</text:p>
          </table:table-cell>
          <table:table-cell office:value-type="percentage" office:value="0.72714232802451262" table:style-name="ce38">
            <text:p>72,7%</text:p>
          </table:table-cell>
          <table:table-cell office:value-type="float" office:value="397563" table:style-name="ce37">
            <text:p>397.563</text:p>
          </table:table-cell>
          <table:table-cell office:value-type="percentage" office:value="0.71821650389672331" table:style-name="ce38">
            <text:p>71,8%</text:p>
          </table:table-cell>
          <table:table-cell office:value-type="float" office:value="5108167" table:style-name="ce37">
            <text:p>5.108.167</text:p>
          </table:table-cell>
          <table:table-cell office:value-type="float" office:value="5977937" table:style-name="ce37">
            <text:p>5.977.937</text:p>
          </table:table-cell>
          <table:table-cell office:value-type="percentage" office:value="0.85450331778337574" table:style-name="ce38">
            <text:p>85,5%</text:p>
          </table:table-cell>
          <table:table-cell office:value-type="percentage" office:value="0.75342940768343081" table:style-name="ce38">
            <text:p>75,3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Murcia</text:p>
          </table:table-cell>
          <table:table-cell office:value-type="float" office:value="72795" table:style-name="ce37">
            <text:p>72.795</text:p>
          </table:table-cell>
          <table:table-cell office:value-type="percentage" office:value="1" table:style-name="ce38">
            <text:p>100,0%</text:p>
          </table:table-cell>
          <table:table-cell office:value-type="float" office:value="101000" table:style-name="ce37">
            <text:p>101.000</text:p>
          </table:table-cell>
          <table:table-cell office:value-type="percentage" office:value="0.98154501015558948" table:style-name="ce38">
            <text:p>98,2%</text:p>
          </table:table-cell>
          <table:table-cell office:value-type="float" office:value="144658" table:style-name="ce37">
            <text:p>144.658</text:p>
          </table:table-cell>
          <table:table-cell office:value-type="percentage" office:value="0.98467758952821138" table:style-name="ce38">
            <text:p>98,5%</text:p>
          </table:table-cell>
          <table:table-cell office:value-type="float" office:value="203546" table:style-name="ce37">
            <text:p>203.546</text:p>
          </table:table-cell>
          <table:table-cell office:value-type="percentage" office:value="0.954467869602731" table:style-name="ce38">
            <text:p>95,4%</text:p>
          </table:table-cell>
          <table:table-cell office:value-type="float" office:value="223892" table:style-name="ce37">
            <text:p>223.892</text:p>
          </table:table-cell>
          <table:table-cell office:value-type="percentage" office:value="0.88092006122200062" table:style-name="ce38">
            <text:p>88,1%</text:p>
          </table:table-cell>
          <table:table-cell office:value-type="float" office:value="156093" table:style-name="ce37">
            <text:p>156.093</text:p>
          </table:table-cell>
          <table:table-cell office:value-type="percentage" office:value="0.74684573905637719" table:style-name="ce38">
            <text:p>74,7%</text:p>
          </table:table-cell>
          <table:table-cell office:value-type="float" office:value="127810" table:style-name="ce37">
            <text:p>127.810</text:p>
          </table:table-cell>
          <table:table-cell office:value-type="percentage" office:value="0.74201151827597422" table:style-name="ce38">
            <text:p>74,2%</text:p>
          </table:table-cell>
          <table:table-cell office:value-type="float" office:value="108348" table:style-name="ce37">
            <text:p>108.348</text:p>
          </table:table-cell>
          <table:table-cell office:value-type="percentage" office:value="0.76358408389361077" table:style-name="ce38">
            <text:p>76,4%</text:p>
          </table:table-cell>
          <table:table-cell office:value-type="float" office:value="1138142" table:style-name="ce37">
            <text:p>1.138.142</text:p>
          </table:table-cell>
          <table:table-cell office:value-type="float" office:value="1310137" table:style-name="ce37">
            <text:p>1.310.137</text:p>
          </table:table-cell>
          <table:table-cell office:value-type="percentage" office:value="0.86871983616980519" table:style-name="ce38">
            <text:p>86,9%</text:p>
          </table:table-cell>
          <table:table-cell office:value-type="percentage" office:value="0.75311248760133165" table:style-name="ce38">
            <text:p>75,3%</text:p>
          </table:table-cell>
          <table:table-cell table:number-columns-repeated="16363"/>
        </table:table-row>
        <table:table-row table:style-name="ro5">
          <table:table-cell office:value-type="string" table:style-name="ce36">
            <text:p>Navarra</text:p>
          </table:table-cell>
          <table:table-cell office:value-type="float" office:value="42090" table:style-name="ce37">
            <text:p>42.090</text:p>
          </table:table-cell>
          <table:table-cell office:value-type="percentage" office:value="1" table:style-name="ce38">
            <text:p>100,0%</text:p>
          </table:table-cell>
          <table:table-cell office:value-type="float" office:value="55698" table:style-name="ce37">
            <text:p>55.698</text:p>
          </table:table-cell>
          <table:table-cell office:value-type="percentage" office:value="0.99831517063378261" table:style-name="ce38">
            <text:p>99,8%</text:p>
          </table:table-cell>
          <table:table-cell office:value-type="float" office:value="71354" table:style-name="ce37">
            <text:p>71.354</text:p>
          </table:table-cell>
          <table:table-cell office:value-type="percentage" office:value="0.9662802665077731" table:style-name="ce38">
            <text:p>96,6%</text:p>
          </table:table-cell>
          <table:table-cell office:value-type="float" office:value="90369" table:style-name="ce37">
            <text:p>90.369</text:p>
          </table:table-cell>
          <table:table-cell office:value-type="percentage" office:value="0.93458746147641014" table:style-name="ce38">
            <text:p>93,5%</text:p>
          </table:table-cell>
          <table:table-cell office:value-type="float" office:value="93263" table:style-name="ce37">
            <text:p>93.263</text:p>
          </table:table-cell>
          <table:table-cell office:value-type="percentage" office:value="0.8635303049943519" table:style-name="ce38">
            <text:p>86,4%</text:p>
          </table:table-cell>
          <table:table-cell office:value-type="float" office:value="60869" table:style-name="ce37">
            <text:p>60.869</text:p>
          </table:table-cell>
          <table:table-cell office:value-type="percentage" office:value="0.74831880601418721" table:style-name="ce38">
            <text:p>74,8%</text:p>
          </table:table-cell>
          <table:table-cell office:value-type="float" office:value="52360" table:style-name="ce37">
            <text:p>52.360</text:p>
          </table:table-cell>
          <table:table-cell office:value-type="percentage" office:value="0.76856459259911636" table:style-name="ce38">
            <text:p>76,9%</text:p>
          </table:table-cell>
          <table:table-cell office:value-type="float" office:value="44087" table:style-name="ce37">
            <text:p>44.087</text:p>
          </table:table-cell>
          <table:table-cell office:value-type="percentage" office:value="0.7818507483861814" table:style-name="ce38">
            <text:p>78,2%</text:p>
          </table:table-cell>
          <table:table-cell office:value-type="float" office:value="510090" table:style-name="ce37">
            <text:p>510.090</text:p>
          </table:table-cell>
          <table:table-cell office:value-type="float" office:value="581354" table:style-name="ce37">
            <text:p>581.354</text:p>
          </table:table-cell>
          <table:table-cell office:value-type="percentage" office:value="0.87741720191139994" table:style-name="ce38">
            <text:p>87,7%</text:p>
          </table:table-cell>
          <table:table-cell office:value-type="percentage" office:value="0.77146448032885817" table:style-name="ce38">
            <text:p>77,1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País Vasco</text:p>
          </table:table-cell>
          <table:table-cell office:value-type="float" office:value="161702" table:style-name="ce37">
            <text:p>161.702</text:p>
          </table:table-cell>
          <table:table-cell office:value-type="percentage" office:value="1.0237543526432415" table:style-name="ce38">
            <text:p>102,4%</text:p>
          </table:table-cell>
          <table:table-cell office:value-type="float" office:value="211992" table:style-name="ce37">
            <text:p>211.992</text:p>
          </table:table-cell>
          <table:table-cell office:value-type="percentage" office:value="0.9948892674616695" table:style-name="ce38">
            <text:p>99,5%</text:p>
          </table:table-cell>
          <table:table-cell office:value-type="float" office:value="272559" table:style-name="ce37">
            <text:p>272.559</text:p>
          </table:table-cell>
          <table:table-cell office:value-type="percentage" office:value="0.97301147012519684" table:style-name="ce38">
            <text:p>97,3%</text:p>
          </table:table-cell>
          <table:table-cell office:value-type="float" office:value="319365" table:style-name="ce37">
            <text:p>319.365</text:p>
          </table:table-cell>
          <table:table-cell office:value-type="percentage" office:value="0.93937236930733548" table:style-name="ce38">
            <text:p>93,9%</text:p>
          </table:table-cell>
          <table:table-cell office:value-type="float" office:value="313718" table:style-name="ce37">
            <text:p>313.718</text:p>
          </table:table-cell>
          <table:table-cell office:value-type="percentage" office:value="0.86630602568669524" table:style-name="ce38">
            <text:p>86,6%</text:p>
          </table:table-cell>
          <table:table-cell office:value-type="float" office:value="192217" table:style-name="ce37">
            <text:p>192.217</text:p>
          </table:table-cell>
          <table:table-cell office:value-type="percentage" office:value="0.73775538011000108" table:style-name="ce38">
            <text:p>73,8%</text:p>
          </table:table-cell>
          <table:table-cell office:value-type="float" office:value="149473" table:style-name="ce37">
            <text:p>149.473</text:p>
          </table:table-cell>
          <table:table-cell office:value-type="percentage" office:value="0.74167634245338254" table:style-name="ce38">
            <text:p>74,2%</text:p>
          </table:table-cell>
          <table:table-cell office:value-type="float" office:value="133549" table:style-name="ce37">
            <text:p>133.549</text:p>
          </table:table-cell>
          <table:table-cell office:value-type="percentage" office:value="0.79207738751883083" table:style-name="ce38">
            <text:p>79,2%</text:p>
          </table:table-cell>
          <table:table-cell office:value-type="float" office:value="1754575" table:style-name="ce37">
            <text:p>1.754.575</text:p>
          </table:table-cell>
          <table:table-cell office:value-type="float" office:value="1983943" table:style-name="ce37">
            <text:p>1.983.943</text:p>
          </table:table-cell>
          <table:table-cell office:value-type="percentage" office:value="0.88438780751261503" table:style-name="ce38">
            <text:p>88,4%</text:p>
          </table:table-cell>
          <table:table-cell office:value-type="percentage" office:value="0.79016970921916829" table:style-name="ce38">
            <text:p>79,0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Ceuta</text:p>
          </table:table-cell>
          <table:table-cell office:value-type="float" office:value="2374" table:style-name="ce37">
            <text:p>2.374</text:p>
          </table:table-cell>
          <table:table-cell office:value-type="percentage" office:value="0.91132437619961615" table:style-name="ce38">
            <text:p>91,1%</text:p>
          </table:table-cell>
          <table:table-cell office:value-type="float" office:value="3850" table:style-name="ce37">
            <text:p>3.850</text:p>
          </table:table-cell>
          <table:table-cell office:value-type="percentage" office:value="0.8916164891153312" table:style-name="ce38">
            <text:p>89,2%</text:p>
          </table:table-cell>
          <table:table-cell office:value-type="float" office:value="7443" table:style-name="ce37">
            <text:p>7.443</text:p>
          </table:table-cell>
          <table:table-cell office:value-type="percentage" office:value="0.94730813287514315" table:style-name="ce38">
            <text:p>94,7%</text:p>
          </table:table-cell>
          <table:table-cell office:value-type="float" office:value="10279" table:style-name="ce37">
            <text:p>10.279</text:p>
          </table:table-cell>
          <table:table-cell office:value-type="percentage" office:value="0.88949463482173763" table:style-name="ce38">
            <text:p>88,9%</text:p>
          </table:table-cell>
          <table:table-cell office:value-type="float" office:value="10643" table:style-name="ce37">
            <text:p>10.643</text:p>
          </table:table-cell>
          <table:table-cell office:value-type="percentage" office:value="0.84187628539788006" table:style-name="ce38">
            <text:p>84,2%</text:p>
          </table:table-cell>
          <table:table-cell office:value-type="float" office:value="8447" table:style-name="ce37">
            <text:p>8.447</text:p>
          </table:table-cell>
          <table:table-cell office:value-type="percentage" office:value="0.71019001177064067" table:style-name="ce38">
            <text:p>71,0%</text:p>
          </table:table-cell>
          <table:table-cell office:value-type="float" office:value="7914" table:style-name="ce37">
            <text:p>7.914</text:p>
          </table:table-cell>
          <table:table-cell office:value-type="percentage" office:value="0.72161940366554211" table:style-name="ce38">
            <text:p>72,2%</text:p>
          </table:table-cell>
          <table:table-cell office:value-type="float" office:value="6570" table:style-name="ce37">
            <text:p>6.570</text:p>
          </table:table-cell>
          <table:table-cell office:value-type="percentage" office:value="0.71992110453648916" table:style-name="ce38">
            <text:p>72,0%</text:p>
          </table:table-cell>
          <table:table-cell office:value-type="float" office:value="57520" table:style-name="ce37">
            <text:p>57.520</text:p>
          </table:table-cell>
          <table:table-cell office:value-type="float" office:value="70965" table:style-name="ce37">
            <text:p>70.965</text:p>
          </table:table-cell>
          <table:table-cell office:value-type="percentage" office:value="0.81054040724300713" table:style-name="ce38">
            <text:p>81,1%</text:p>
          </table:table-cell>
          <table:table-cell office:value-type="percentage" office:value="0.68311916581553878" table:style-name="ce38">
            <text:p>68,3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Melilla</text:p>
          </table:table-cell>
          <table:table-cell office:value-type="float" office:value="1959" table:style-name="ce37">
            <text:p>1.959</text:p>
          </table:table-cell>
          <table:table-cell office:value-type="percentage" office:value="0.83397190293742018" table:style-name="ce38">
            <text:p>83,4%</text:p>
          </table:table-cell>
          <table:table-cell office:value-type="float" office:value="3229" table:style-name="ce37">
            <text:p>3.229</text:p>
          </table:table-cell>
          <table:table-cell office:value-type="percentage" office:value="0.86152614727854859" table:style-name="ce38">
            <text:p>86,2%</text:p>
          </table:table-cell>
          <table:table-cell office:value-type="float" office:value="6964" table:style-name="ce37">
            <text:p>6.964</text:p>
          </table:table-cell>
          <table:table-cell office:value-type="percentage" office:value="0.88974064136961795" table:style-name="ce38">
            <text:p>89,0%</text:p>
          </table:table-cell>
          <table:table-cell office:value-type="float" office:value="9420" table:style-name="ce37">
            <text:p>9.420</text:p>
          </table:table-cell>
          <table:table-cell office:value-type="percentage" office:value="0.83370209753075497" table:style-name="ce38">
            <text:p>83,4%</text:p>
          </table:table-cell>
          <table:table-cell office:value-type="float" office:value="9718" table:style-name="ce37">
            <text:p>9.718</text:p>
          </table:table-cell>
          <table:table-cell office:value-type="percentage" office:value="0.80969838360273283" table:style-name="ce38">
            <text:p>81,0%</text:p>
          </table:table-cell>
          <table:table-cell office:value-type="float" office:value="8028" table:style-name="ce37">
            <text:p>8.028</text:p>
          </table:table-cell>
          <table:table-cell office:value-type="percentage" office:value="0.66166652930025549" table:style-name="ce38">
            <text:p>66,2%</text:p>
          </table:table-cell>
          <table:table-cell office:value-type="float" office:value="7581" table:style-name="ce37">
            <text:p>7.581</text:p>
          </table:table-cell>
          <table:table-cell office:value-type="percentage" office:value="0.6320133388912047" table:style-name="ce38">
            <text:p>63,2%</text:p>
          </table:table-cell>
          <table:table-cell office:value-type="float" office:value="6674" table:style-name="ce37">
            <text:p>6.674</text:p>
          </table:table-cell>
          <table:table-cell office:value-type="percentage" office:value="0.69709630248589927" table:style-name="ce38">
            <text:p>69,7%</text:p>
          </table:table-cell>
          <table:table-cell office:value-type="float" office:value="53573" table:style-name="ce37">
            <text:p>53.573</text:p>
          </table:table-cell>
          <table:table-cell office:value-type="float" office:value="70927" table:style-name="ce37">
            <text:p>70.927</text:p>
          </table:table-cell>
          <table:table-cell office:value-type="percentage" office:value="0.75532589845897891" table:style-name="ce38">
            <text:p>75,5%</text:p>
          </table:table-cell>
          <table:table-cell office:value-type="percentage" office:value="0.61524415453167347" table:style-name="ce38">
            <text:p>61,5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6">
            <text:p>Fuerzas Armadas</text:p>
          </table:table-cell>
          <table:table-cell office:value-type="float" office:value="23" table:style-name="ce37">
            <text:p>23</text:p>
          </table:table-cell>
          <table:table-cell office:value-type="string" table:style-name="ce38">
            <text:p>-</text:p>
          </table:table-cell>
          <table:table-cell office:value-type="float" office:value="17" table:style-name="ce37">
            <text:p>17</text:p>
          </table:table-cell>
          <table:table-cell office:value-type="string" table:style-name="ce38">
            <text:p>-</text:p>
          </table:table-cell>
          <table:table-cell office:value-type="float" office:value="3396" table:style-name="ce37">
            <text:p>3.396</text:p>
          </table:table-cell>
          <table:table-cell office:value-type="string" table:style-name="ce38">
            <text:p>-</text:p>
          </table:table-cell>
          <table:table-cell office:value-type="float" office:value="8919" table:style-name="ce37">
            <text:p>8.919</text:p>
          </table:table-cell>
          <table:table-cell office:value-type="string" table:style-name="ce38">
            <text:p>-</text:p>
          </table:table-cell>
          <table:table-cell office:value-type="float" office:value="20605" table:style-name="ce37">
            <text:p>20.605</text:p>
          </table:table-cell>
          <table:table-cell office:value-type="string" table:style-name="ce38">
            <text:p>-</text:p>
          </table:table-cell>
          <table:table-cell office:value-type="float" office:value="29810" table:style-name="ce37">
            <text:p>29.810</text:p>
          </table:table-cell>
          <table:table-cell office:value-type="string" table:style-name="ce38">
            <text:p>-</text:p>
          </table:table-cell>
          <table:table-cell office:value-type="float" office:value="22423" table:style-name="ce37">
            <text:p>22.423</text:p>
          </table:table-cell>
          <table:table-cell office:value-type="string" table:style-name="ce38">
            <text:p>-</text:p>
          </table:table-cell>
          <table:table-cell office:value-type="float" office:value="1136" table:style-name="ce37">
            <text:p>1.136</text:p>
          </table:table-cell>
          <table:table-cell office:value-type="string" table:style-name="ce38">
            <text:p>-</text:p>
          </table:table-cell>
          <table:table-cell office:value-type="float" office:value="86329" table:style-name="ce37">
            <text:p>86.329</text:p>
          </table:table-cell>
          <table:table-cell office:value-type="string" table:style-name="ce37">
            <text:p>-</text:p>
          </table:table-cell>
          <table:table-cell office:value-type="string" table:style-name="ce38">
            <text:p>-</text:p>
          </table:table-cell>
          <table:table-cell office:value-type="string" table:style-name="ce38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47">
            <text:p>Sanidad Exterior</text:p>
          </table:table-cell>
          <table:table-cell office:value-type="float" office:value="25" table:style-name="ce40">
            <text:p>25</text:p>
          </table:table-cell>
          <table:table-cell office:value-type="string" table:style-name="ce41">
            <text:p>-</text:p>
          </table:table-cell>
          <table:table-cell office:value-type="float" office:value="32" table:style-name="ce40">
            <text:p>32</text:p>
          </table:table-cell>
          <table:table-cell office:value-type="string" table:style-name="ce41">
            <text:p>-</text:p>
          </table:table-cell>
          <table:table-cell office:value-type="float" office:value="201" table:style-name="ce40">
            <text:p>201</text:p>
          </table:table-cell>
          <table:table-cell office:value-type="string" table:style-name="ce41">
            <text:p>-</text:p>
          </table:table-cell>
          <table:table-cell office:value-type="float" office:value="585" table:style-name="ce40">
            <text:p>585</text:p>
          </table:table-cell>
          <table:table-cell office:value-type="string" table:style-name="ce41">
            <text:p>-</text:p>
          </table:table-cell>
          <table:table-cell office:value-type="float" office:value="1104" table:style-name="ce40">
            <text:p>1.104</text:p>
          </table:table-cell>
          <table:table-cell office:value-type="string" table:style-name="ce41">
            <text:p>-</text:p>
          </table:table-cell>
          <table:table-cell office:value-type="float" office:value="1196" table:style-name="ce40">
            <text:p>1.196</text:p>
          </table:table-cell>
          <table:table-cell office:value-type="string" table:style-name="ce41">
            <text:p>-</text:p>
          </table:table-cell>
          <table:table-cell office:value-type="float" office:value="1025" table:style-name="ce40">
            <text:p>1.025</text:p>
          </table:table-cell>
          <table:table-cell office:value-type="string" table:style-name="ce41">
            <text:p>-</text:p>
          </table:table-cell>
          <table:table-cell office:value-type="float" office:value="144" table:style-name="ce40">
            <text:p>144</text:p>
          </table:table-cell>
          <table:table-cell office:value-type="string" table:style-name="ce41">
            <text:p>-</text:p>
          </table:table-cell>
          <table:table-cell office:value-type="float" office:value="4312" table:style-name="ce40">
            <text:p>4.312</text:p>
          </table:table-cell>
          <table:table-cell office:value-type="string" table:style-name="ce40">
            <text:p>-</text:p>
          </table:table-cell>
          <table:table-cell office:value-type="string" table:style-name="ce41">
            <text:p>-</text:p>
          </table:table-cell>
          <table:table-cell office:value-type="string" table:style-name="ce41">
            <text:p>-</text:p>
          </table:table-cell>
          <table:table-cell table:number-columns-repeated="20" table:style-name="ce21"/>
          <table:table-cell table:number-columns-repeated="16343" table:style-name="ce42"/>
        </table:table-row>
        <table:table-row table:style-name="ro8">
          <table:table-cell office:value-type="string" table:style-name="ce43">
            <text:p>Total España</text:p>
          </table:table-cell>
          <table:table-cell office:value-type="float" office:value="2899661" table:style-name="ce44">
            <text:p>2.899.661</text:p>
          </table:table-cell>
          <table:table-cell office:value-type="percentage" office:value="1" table:style-name="ce45">
            <text:p>100,0%</text:p>
          </table:table-cell>
          <table:table-cell office:value-type="float" office:value="3911892" table:style-name="ce44">
            <text:p>3.911.892</text:p>
          </table:table-cell>
          <table:table-cell office:value-type="percentage" office:value="0.98784028969367776" table:style-name="ce45">
            <text:p>98,8%</text:p>
          </table:table-cell>
          <table:table-cell office:value-type="float" office:value="5186410" table:style-name="ce44">
            <text:p>5.186.410</text:p>
          </table:table-cell>
          <table:table-cell office:value-type="percentage" office:value="0.9717863228421435" table:style-name="ce45">
            <text:p>97,2%</text:p>
          </table:table-cell>
          <table:table-cell office:value-type="float" office:value="6576688" table:style-name="ce44">
            <text:p>6.576.688</text:p>
          </table:table-cell>
          <table:table-cell office:value-type="percentage" office:value="0.93507775717422215" table:style-name="ce45">
            <text:p>93,5%</text:p>
          </table:table-cell>
          <table:table-cell office:value-type="float" office:value="6794850" table:style-name="ce44">
            <text:p>6.794.850</text:p>
          </table:table-cell>
          <table:table-cell office:value-type="percentage" office:value="0.86100816588287221" table:style-name="ce45">
            <text:p>86,1%</text:p>
          </table:table-cell>
          <table:table-cell office:value-type="float" office:value="4618673" table:style-name="ce44">
            <text:p>4.618.673</text:p>
          </table:table-cell>
          <table:table-cell office:value-type="percentage" office:value="0.74131207884947414" table:style-name="ce45">
            <text:p>74,1%</text:p>
          </table:table-cell>
          <table:table-cell office:value-type="float" office:value="3647877" table:style-name="ce44">
            <text:p>3.647.877</text:p>
          </table:table-cell>
          <table:table-cell office:value-type="percentage" office:value="0.73774369822676678" table:style-name="ce45">
            <text:p>73,8%</text:p>
          </table:table-cell>
          <table:table-cell office:value-type="float" office:value="2977524" table:style-name="ce44">
            <text:p>2.977.524</text:p>
          </table:table-cell>
          <table:table-cell office:value-type="percentage" office:value="0.76568897565913008" table:style-name="ce45">
            <text:p>76,6%</text:p>
          </table:table-cell>
          <table:table-cell office:value-type="float" office:value="36613575" table:style-name="ce44">
            <text:p>36.613.575</text:p>
          </table:table-cell>
          <table:table-cell office:value-type="float" office:value="42119827" table:style-name="ce44">
            <text:p>42.119.827</text:p>
          </table:table-cell>
          <table:table-cell office:value-type="percentage" office:value="0.86927173276376468" table:style-name="ce45">
            <text:p>86,9%</text:p>
          </table:table-cell>
          <table:table-cell office:value-type="percentage" office:value="0.77161141346525386" table:style-name="ce45">
            <text:p>77,2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6"/>
          <table:table-cell table:style-name="ce21"/>
          <table:table-cell table:style-name="ce46"/>
          <table:table-cell table:style-name="ce42"/>
          <table:table-cell table:style-name="ce46"/>
          <table:table-cell table:style-name="ce21"/>
          <table:table-cell table:style-name="ce46"/>
          <table:table-cell table:number-columns-repeated="2" table:style-name="ce21"/>
          <table:table-cell table:style-name="ce46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09-30T13:02:11Z</meta:creation-date>
    <dc:date>2021-09-30T13:02:40Z</dc:date>
  </office:meta>
</office:document-meta>
</file>